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166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2.558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2.612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4.607cm"/>
    </style:style>
    <style:style style:name="co14" style:family="table-column">
      <style:table-column-properties fo:break-before="auto" style:column-width="3.362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363cm"/>
    </style:style>
    <style:style style:name="co18" style:family="table-column">
      <style:table-column-properties fo:break-before="auto" style:column-width="2.581cm"/>
    </style:style>
    <style:style style:name="co19" style:family="table-column">
      <style:table-column-properties fo:break-before="auto" style:column-width="3.168cm"/>
    </style:style>
    <style:style style:name="co20" style:family="table-column">
      <style:table-column-properties fo:break-before="auto" style:column-width="1.863cm"/>
    </style:style>
    <style:style style:name="co21" style:family="table-column">
      <style:table-column-properties fo:break-before="auto" style:column-width="2.863cm"/>
    </style:style>
    <style:style style:name="co22" style:family="table-column">
      <style:table-column-properties fo:break-before="auto" style:column-width="2.364cm"/>
    </style:style>
    <style:style style:name="co23" style:family="table-column">
      <style:table-column-properties fo:break-before="auto" style:column-width="3.283cm"/>
    </style:style>
    <style:style style:name="co24" style:family="table-column">
      <style:table-column-properties fo:break-before="auto" style:column-width="4.145cm"/>
    </style:style>
    <style:style style:name="co25" style:family="table-column">
      <style:table-column-properties fo:break-before="auto" style:column-width="2.058cm"/>
    </style:style>
    <style:style style:name="co26" style:family="table-column">
      <style:table-column-properties fo:break-before="auto" style:column-width="3.057cm"/>
    </style:style>
    <style:style style:name="co27" style:family="table-column">
      <style:table-column-properties fo:break-before="auto" style:column-width="2.41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/>
    <style:style style:name="ce11" style:family="table-cell" style:parent-style-name="Default" style:data-style-name="N109"/>
    <style:style style:name="ce12" style:family="table-cell" style:parent-style-name="Default">
      <style:table-cell-properties fo:background-color="#0000f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 style:data-style-name="N0">
      <style:table-cell-properties fo:background-color="#ff0000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5"/>
        <table:table-column table:style-name="co23" table:default-cell-style-name="ce5"/>
        <table:table-column table:style-name="co12" table:default-cell-style-name="ce17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952" table:default-cell-style-name="Default"/>
        <table:table-row table:style-name="ro1">
          <table:table-cell office:value-type="string">
            <text:p><text:s/></text:p>
          </table:table-cell>
          <table:table-cell office:value-type="string">
            <text:p>Darstellung, Ziel</text:p>
          </table:table-cell>
          <table:table-cell table:style-name="Default" office:value-type="string">
            <text:p>Alter</text:p>
          </table:table-cell>
          <table:table-cell office:value-type="string">
            <text:p>Geschlecht</text:p>
          </table:table-cell>
          <table:table-cell office:value-type="string">
            <text:p>Vertrautheit GEO1</text:p>
          </table:table-cell>
          <table:table-cell office:value-type="string">
            <text:p>Vertrautheit Navis</text:p>
          </table:table-cell>
          <table:table-cell office:value-type="string">
            <text:p>Orientierung 1</text:p>
          </table:table-cell>
          <table:table-cell office:value-type="string">
            <text:p>Orientierung 2</text:p>
          </table:table-cell>
          <table:table-cell office:value-type="string">
            <text:p>Orientierung 3</text:p>
          </table:table-cell>
          <table:table-cell office:value-type="string">
            <text:p>Orientierung 4</text:p>
          </table:table-cell>
          <table:table-cell office:value-type="string">
            <text:p>Orientierung 5</text:p>
          </table:table-cell>
          <table:table-cell office:value-type="string">
            <text:p>Orientierung 6</text:p>
          </table:table-cell>
          <table:table-cell office:value-type="string">
            <text:p>Orientierung 7</text:p>
          </table:table-cell>
          <table:table-cell office:value-type="string">
            <text:p>Orientierung 8</text:p>
          </table:table-cell>
          <table:table-cell office:value-type="string">
            <text:p>Orientierung 9</text:p>
          </table:table-cell>
          <table:table-cell office:value-type="string">
            <text:p>Orientierung 10</text:p>
          </table:table-cell>
          <table:table-cell office:value-type="string">
            <text:p>Orientierung 11</text:p>
          </table:table-cell>
          <table:table-cell office:value-type="string">
            <text:p>Orientierung 12</text:p>
          </table:table-cell>
          <table:table-cell office:value-type="string">
            <text:p>Orientierung 13</text:p>
          </table:table-cell>
          <table:table-cell office:value-type="string">
            <text:p>Orientierung 14</text:p>
          </table:table-cell>
          <table:table-cell office:value-type="string">
            <text:p>Orientierung 15</text:p>
          </table:table-cell>
          <table:table-cell office:value-type="string">
            <text:p>Orientierung Schnitt</text:p>
          </table:table-cell>
          <table:table-cell table:style-name="ce5" office:value-type="string">
            <text:p>Nasa Geist</text:p>
          </table:table-cell>
          <table:table-cell table:style-name="ce5" office:value-type="string">
            <text:p>Nasa 2 Körper</text:p>
          </table:table-cell>
          <table:table-cell table:style-name="ce5" office:value-type="string">
            <text:p>Nasa Zeit</text:p>
          </table:table-cell>
          <table:table-cell table:style-name="ce5" office:value-type="string">
            <text:p>Nasa Leistung</text:p>
          </table:table-cell>
          <table:table-cell table:style-name="ce5" office:value-type="string">
            <text:p>Nasa Anstrengung</text:p>
          </table:table-cell>
          <table:table-cell table:style-name="ce5" office:value-type="string">
            <text:p>Nasa Frustration</text:p>
          </table:table-cell>
          <table:table-cell table:style-name="ce5"/>
          <table:table-cell table:style-name="ce5" office:value-type="string">
            <text:p>USE 1</text:p>
          </table:table-cell>
          <table:table-cell table:style-name="ce5" office:value-type="string">
            <text:p>USE 2</text:p>
          </table:table-cell>
          <table:table-cell table:style-name="ce5" office:value-type="string">
            <text:p>USE 3</text:p>
          </table:table-cell>
          <table:table-cell table:style-name="ce5" office:value-type="string">
            <text:p>USE 4</text:p>
          </table:table-cell>
          <table:table-cell table:style-name="ce5" office:value-type="string">
            <text:p>USE 5</text:p>
          </table:table-cell>
          <table:table-cell table:style-name="ce5" office:value-type="string">
            <text:p>USE 6</text:p>
          </table:table-cell>
          <table:table-cell table:style-name="ce5" office:value-type="string">
            <text:p>USE 7</text:p>
          </table:table-cell>
          <table:table-cell table:style-name="ce5" office:value-type="string">
            <text:p>USE 8</text:p>
          </table:table-cell>
          <table:table-cell table:style-name="ce5" office:value-type="string">
            <text:p>USE Schnitt</text:p>
          </table:table-cell>
          <table:table-cell table:style-name="ce5" office:value-type="string">
            <text:p>Zeitdruck</text:p>
          </table:table-cell>
          <table:table-cell table:style-name="ce5" office:value-type="string">
            <text:p>Nasa Geist</text:p>
          </table:table-cell>
          <table:table-cell table:style-name="ce5" office:value-type="string">
            <text:p>Nasa 2 Körper</text:p>
          </table:table-cell>
          <table:table-cell table:style-name="ce5" office:value-type="string">
            <text:p>Nasa Zeit</text:p>
          </table:table-cell>
          <table:table-cell table:style-name="ce5" office:value-type="string">
            <text:p>Nasa Leistung</text:p>
          </table:table-cell>
          <table:table-cell table:style-name="ce5" office:value-type="string">
            <text:p>Nasa Anstrengung</text:p>
          </table:table-cell>
          <table:table-cell table:style-name="ce5" office:value-type="string">
            <text:p>Nasa Frustration</text:p>
          </table:table-cell>
          <table:table-cell table:style-name="ce5"/>
          <table:table-cell table:style-name="ce5" office:value-type="string">
            <text:p>USE 1</text:p>
          </table:table-cell>
          <table:table-cell table:style-name="ce5" office:value-type="string">
            <text:p>USE 2</text:p>
          </table:table-cell>
          <table:table-cell table:style-name="ce5" office:value-type="string">
            <text:p>USE 3</text:p>
          </table:table-cell>
          <table:table-cell table:style-name="ce5" office:value-type="string">
            <text:p>USE 4</text:p>
          </table:table-cell>
          <table:table-cell table:style-name="ce5" office:value-type="string">
            <text:p>USE 5</text:p>
          </table:table-cell>
          <table:table-cell table:style-name="ce5" office:value-type="string">
            <text:p>USE 6</text:p>
          </table:table-cell>
          <table:table-cell table:style-name="ce5" office:value-type="string">
            <text:p>USE 7</text:p>
          </table:table-cell>
          <table:table-cell table:style-name="ce5" office:value-type="string">
            <text:p>USE 8</text:p>
          </table:table-cell>
          <table:table-cell table:style-name="ce5" office:value-type="string">
            <text:p>Schnitt USE</text:p>
          </table:table-cell>
          <table:table-cell table:style-name="ce5" office:value-type="string">
            <text:p>Zeitdruck</text:p>
          </table:table-cell>
          <table:table-cell table:style-name="ce5" office:value-type="string">
            <text:p>Foto/Karte</text:p>
          </table:table-cell>
          <table:table-cell table:style-name="ce5"/>
          <table:table-cell table:style-name="ce5" office:value-type="string">
            <text:p>Zeit Display Ziel 1</text:p>
          </table:table-cell>
          <table:table-cell table:style-name="ce5" office:value-type="string">
            <text:p>Zeit Ziel 1</text:p>
          </table:table-cell>
          <table:table-cell table:style-name="ce5" office:value-type="string">
            <text:p>Error Ziel 1</text:p>
          </table:table-cell>
          <table:table-cell office:value-type="string">
            <text:p>Failure Ziel 1</text:p>
          </table:table-cell>
          <table:table-cell office:value-type="string">
            <text:p>Looking on maps</text:p>
          </table:table-cell>
          <table:table-cell table:style-name="ce5" office:value-type="string">
            <text:p>Lift/Staircase</text:p>
          </table:table-cell>
          <table:table-cell table:style-name="ce5" office:value-type="string">
            <text:p>Zeit Display Ziel 2</text:p>
          </table:table-cell>
          <table:table-cell table:style-name="ce5" office:value-type="string">
            <text:p>Zeit Ziel 2</text:p>
          </table:table-cell>
          <table:table-cell table:style-name="ce5" office:value-type="string">
            <text:p>Error Ziel 2</text:p>
          </table:table-cell>
          <table:table-cell table:style-name="ce5" office:value-type="string">
            <text:p>Failure Ziel 2</text:p>
          </table:table-cell>
          <table:table-cell table:style-name="ce5" office:value-type="string">
            <text:p>Looking on maps</text:p>
          </table:table-cell>
          <table:table-cell table:style-name="ce5" office:value-type="string">
            <text:p>Lift/Staircase</text:p>
          </table:table-cell>
          <table:table-cell table:number-columns-repeated="95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F/A; K/W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w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formula="of:=SUM([.G2:.U2])/15" office:value-type="float" office:value="4.33333333333333">
            <text:p>4,333333333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style-name="ce1" table:formula="of:=SUM([.W2:.AB2])/6" office:value-type="float" office:value="8.16666666666667">
            <text:p>8,1666666667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table:formula="of:=SUM([.AD2:.AK2])/8" office:value-type="float" office:value="4.25">
            <text:p>4,25</text:p>
          </table:table-cell>
          <table:table-cell table:style-name="ce1" office:value-type="string">
            <text:p>v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1">
            <text:p>11</text:p>
          </table:table-cell>
          <table:table-cell table:style-name="ce1" table:formula="of:=SUM([.AN2:.AS2])/6" office:value-type="float" office:value="8.5">
            <text:p>8,5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formula="of:=SUM([.AU2:.BB2])/8" office:value-type="float" office:value="6.125">
            <text:p>6,125</text:p>
          </table:table-cell>
          <table:table-cell table:style-name="ce1" office:value-type="string">
            <text:p>v</text:p>
          </table:table-cell>
          <table:table-cell table:style-name="ce1" office:value-type="string">
            <text:p>K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S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27">
            <text:p>127</text:p>
          </table:table-cell>
          <table:table-cell table:style-name="ce1" table:number-columns-repeated="3"/>
          <table:table-cell table:style-name="ce1" office:value-type="string">
            <text:p>L 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K/A; F/W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w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formula="of:=SUM([.G3:.U3])/15" office:value-type="float" office:value="3.66666666666667">
            <text:p>3,666666666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" table:formula="of:=SUM([.W3:.AB3])/6" office:value-type="float" office:value="3.33333333333333">
            <text:p>3,3333333333</text:p>
          </table:table-cell>
          <table:table-cell table:number-columns-repeated="8" table:style-name="ce2" office:value-type="float" office:value="6">
            <text:p>6</text:p>
          </table:table-cell>
          <table:table-cell table:style-name="ce2" table:formula="of:=SUM([.AD3:.AK3])/8" office:value-type="float" office:value="6">
            <text:p>6</text:p>
          </table:table-cell>
          <table:table-cell table:style-name="ce2" office:value-type="string">
            <text:p>v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1" table:formula="of:=SUM([.AN3:.AS3])/6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table:formula="of:=SUM([.AU3:.BB3])/8" office:value-type="float" office:value="4.5">
            <text:p>4,5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76">
            <text:p>76</text:p>
          </table:table-cell>
          <table:table-cell table:style-name="ce2" office:value-type="float" office:value="146">
            <text:p>146</text:p>
          </table:table-cell>
          <table:table-cell table:style-name="ce2" table:number-columns-repeated="3"/>
          <table:table-cell table:style-name="ce2" office:value-type="string">
            <text:p>L 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L 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F/W; K/A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table:formula="of:=(SUM([.G4:.U4]))/15" office:value-type="float" office:value="3.86666666666667">
            <text:p>3,8666666667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1" table:formula="of:=SUM([.W4:.AB4])/6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table:formula="of:=SUM([.AD4:.AK4])/8" office:value-type="float" office:value="6.375">
            <text:p>6,375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number-columns-repeated="5" table:style-name="ce3" office:value-type="float" office:value="1">
            <text:p>1</text:p>
          </table:table-cell>
          <table:table-cell table:style-name="ce1" table:formula="of:=SUM([.AN4:.AS4])/6" office:value-type="float" office:value="1.16666666666667">
            <text:p>1,1666666667</text:p>
          </table:table-cell>
          <table:table-cell table:number-columns-repeated="8" table:style-name="ce3" office:value-type="float" office:value="7">
            <text:p>7</text:p>
          </table:table-cell>
          <table:table-cell table:style-name="ce3" table:formula="of:=SUM([.AU4:.BB4])/8" office:value-type="float" office:value="7">
            <text:p>7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/>
          <table:table-cell table:style-name="ce3" office:value-type="float" office:value="39">
            <text:p>39</text:p>
          </table:table-cell>
          <table:table-cell table:style-name="ce3" office:value-type="float" office:value="116">
            <text:p>116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88">
            <text:p>88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K/W; F/A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SUM([.G5:.U5])/15" office:value-type="float" office:value="3.8">
            <text:p>3,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" table:formula="of:=SUM([.W5:.AB5])/6" office:value-type="float" office:value="6">
            <text:p>6</text:p>
          </table:table-cell>
          <table:table-cell table:number-columns-repeated="5"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SUM([.AD5:.AK5])/8" office:value-type="float" office:value="6.875">
            <text:p>6,875</text:p>
          </table:table-cell>
          <table:table-cell table:style-name="ce4" office:value-type="string">
            <text:p>j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1">
            <text:p>11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1">
            <text:p>11</text:p>
          </table:table-cell>
          <table:table-cell table:style-name="ce1" table:formula="of:=SUM([.AN5:.AS5])/6" office:value-type="float" office:value="9.66666666666667">
            <text:p>9,666666666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formula="of:=SUM([.AU5:.BB5])/8" office:value-type="float" office:value="3.5">
            <text:p>3,5</text:p>
          </table:table-cell>
          <table:table-cell table:style-name="ce4" office:value-type="string">
            <text:p>n</text:p>
          </table:table-cell>
          <table:table-cell table:style-name="ce4" office:value-type="string">
            <text:p>K</text:p>
          </table:table-cell>
          <table:table-cell table:style-name="ce4"/>
          <table:table-cell table:style-name="ce4" office:value-type="float" office:value="107">
            <text:p>107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3"/>
          <table:table-cell table:style-name="ce4" office:value-type="string">
            <text:p>L 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string">
            <text:p>L</text:p>
          </table:table-cell>
          <table:table-cell table:style-name="ce14" table:number-columns-repeated="95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F/A; K/W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 table:formula="of:=SUM([.G6:.U6])/15" office:value-type="float" office:value="3.66666666666667">
            <text:p>3,6666666667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table:formula="of:=SUM([.W6:.AB6])/6" office:value-type="float" office:value="4.5">
            <text:p>4,5</text:p>
          </table:table-cell>
          <table:table-cell table:number-columns-repeated="3"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4" table:style-name="ce1" office:value-type="float" office:value="7">
            <text:p>7</text:p>
          </table:table-cell>
          <table:table-cell table:style-name="ce1" table:formula="of:=SUM([.AD6:.AK6])/8" office:value-type="float" office:value="6.875">
            <text:p>6,875</text:p>
          </table:table-cell>
          <table:table-cell table:style-name="ce1" office:value-type="string">
            <text:p>v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table:formula="of:=SUM([.AN6:.AS6])/6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3"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table:formula="of:=SUM([.AU6:.BB6])/8" office:value-type="float" office:value="6.5">
            <text:p>6,5</text:p>
          </table:table-cell>
          <table:table-cell table:style-name="ce1" office:value-type="string">
            <text:p>v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office:value-type="float" office:value="142">
            <text:p>142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string">
            <text:p>S</text:p>
          </table:table-cell>
          <table:table-cell table:style-name="ce18" office:value-type="float" office:value="26">
            <text:p>26,00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S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K/A; F/W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f:=SUM([.G7:.U7])/15" office:value-type="float" office:value="3.33333333333333">
            <text:p>3,3333333333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" table:formula="of:=SUM([.W7:.AB7])/6" office:value-type="float" office:value="4.66666666666667">
            <text:p>4,6666666667</text:p>
          </table:table-cell>
          <table:table-cell table:number-columns-repeated="5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table:formula="of:=SUM([.AD7:.AK7])/8" office:value-type="float" office:value="6.125">
            <text:p>6,125</text:p>
          </table:table-cell>
          <table:table-cell table:style-name="ce2" office:value-type="string">
            <text:p>j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1" table:formula="of:=SUM([.AN7:.AS7])/6" office:value-type="float" office:value="4.66666666666667">
            <text:p>4,6666666667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4" table:style-name="ce2" office:value-type="float" office:value="6">
            <text:p>6</text:p>
          </table:table-cell>
          <table:table-cell table:style-name="ce2" table:formula="of:=SUM([.AU7:.BB7])/8" office:value-type="float" office:value="6.25">
            <text:p>6,25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12"/>
          <table:table-cell table:style-name="ce2" office:value-type="float" office:value="76">
            <text:p>76</text:p>
          </table:table-cell>
          <table:table-cell table:style-name="ce2" office:value-type="float" office:value="102">
            <text:p>102</text:p>
          </table:table-cell>
          <table:table-cell table:style-name="ce2" table:number-columns-repeated="3"/>
          <table:table-cell table:style-name="ce2" office:value-type="string">
            <text:p>S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65">
            <text:p>65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S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F/W; K/A</text:p>
          </table:table-cell>
          <table:table-cell table:style-name="ce3" office:value-type="float" office:value="36">
            <text:p>36</text:p>
          </table:table-cell>
          <table:table-cell table:style-name="ce3" office:value-type="string">
            <text:p>w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table:formula="of:=SUM([.G8:.U8])/15" office:value-type="float" office:value="3.33333333333333">
            <text:p>3,3333333333</text:p>
          </table:table-cell>
          <table:table-cell table:style-name="ce3" office:value-type="float" office:value="4">
            <text:p>4</text:p>
          </table:table-cell>
          <table:table-cell table:number-columns-repeated="5" table:style-name="ce3" office:value-type="float" office:value="2">
            <text:p>2</text:p>
          </table:table-cell>
          <table:table-cell table:style-name="ce1" table:formula="of:=SUM([.W8:.AB8])/6" office:value-type="float" office:value="2.33333333333333">
            <text:p>2,3333333333</text:p>
          </table:table-cell>
          <table:table-cell table:number-columns-repeated="4"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table:formula="of:=SUM([.AD8:.AK8])/8" office:value-type="float" office:value="6.625">
            <text:p>6,625</text:p>
          </table:table-cell>
          <table:table-cell table:style-name="ce3" office:value-type="string">
            <text:p>j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" table:formula="of:=SUM([.AN8:.AS8])/6" office:value-type="float" office:value="4.83333333333333">
            <text:p>4,8333333333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4" table:style-name="ce3" office:value-type="float" office:value="7">
            <text:p>7</text:p>
          </table:table-cell>
          <table:table-cell table:style-name="ce3" table:formula="of:=SUM([.AU8:.BB8])/8" office:value-type="float" office:value="6.625">
            <text:p>6,625</text:p>
          </table:table-cell>
          <table:table-cell table:style-name="ce3" office:value-type="string">
            <text:p>j</text:p>
          </table:table-cell>
          <table:table-cell table:style-name="ce3" office:value-type="string">
            <text:p>F</text:p>
          </table:table-cell>
          <table:table-cell table:style-name="ce13"/>
          <table:table-cell table:style-name="ce3" office:value-type="float" office:value="80">
            <text:p>80</text:p>
          </table:table-cell>
          <table:table-cell table:style-name="ce3" office:value-type="float" office:value="184">
            <text:p>184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K/W; F/A</text:p>
          </table:table-cell>
          <table:table-cell table:style-name="ce4" office:value-type="float" office:value="26">
            <text:p>26</text:p>
          </table:table-cell>
          <table:table-cell table:style-name="ce4" office:value-type="string">
            <text:p>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table:formula="of:=SUM([.G9:.U9])/15" office:value-type="float" office:value="3.06666666666667">
            <text:p>3,0666666667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1" table:formula="of:=SUM([.W9:.AB9])/6" office:value-type="float" office:value="2.5">
            <text:p>2,5</text:p>
          </table:table-cell>
          <table:table-cell table:style-name="ce4" office:value-type="float" office:value="5">
            <text:p>5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table:formula="of:=SUM([.AD9:.AK9])/8" office:value-type="float" office:value="6.125">
            <text:p>6,125</text:p>
          </table:table-cell>
          <table:table-cell table:style-name="ce4" office:value-type="string">
            <text:p>v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" table:formula="of:=SUM([.AN9:.AS9])/6" office:value-type="float" office:value="6.5">
            <text:p>6,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SUM([.AU9:.BB9])/8" office:value-type="float" office:value="2.375">
            <text:p>2,375</text:p>
          </table:table-cell>
          <table:table-cell table:style-name="ce4" office:value-type="string">
            <text:p>n</text:p>
          </table:table-cell>
          <table:table-cell table:style-name="ce4" office:value-type="string">
            <text:p>K</text:p>
          </table:table-cell>
          <table:table-cell table:style-name="ce14"/>
          <table:table-cell table:style-name="ce4" office:value-type="float" office:value="27">
            <text:p>27</text:p>
          </table:table-cell>
          <table:table-cell table:style-name="ce4" office:value-type="float" office:value="110">
            <text:p>110</text:p>
          </table:table-cell>
          <table:table-cell table:style-name="ce4" table:number-columns-repeated="3"/>
          <table:table-cell table:style-name="ce4" office:value-type="string">
            <text:p>L 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string">
            <text:p>L</text:p>
          </table:table-cell>
          <table:table-cell table:style-name="ce14" table:number-columns-repeated="95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string">
            <text:p>F/A; K/W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m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table:formula="of:=SUM([.G10:.U10])/15" office:value-type="float" office:value="4.86666666666667">
            <text:p>4,866666666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table:formula="of:=SUM([.W10:.AB10])/6" office:value-type="float" office:value="4.33333333333333">
            <text:p>4,3333333333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table:formula="of:=SUM([.AD10:.AK10])/8" office:value-type="float" office:value="5.5">
            <text:p>5,5</text:p>
          </table:table-cell>
          <table:table-cell table:style-name="ce1" office:value-type="string">
            <text:p>v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table:formula="of:=SUM([.AN10:.AS10])/6" office:value-type="float" office:value="2.16666666666667">
            <text:p>2,166666666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table:formula="of:=SUM([.AU10:.BB10])/8" office:value-type="float" office:value="6.125">
            <text:p>6,125</text:p>
          </table:table-cell>
          <table:table-cell table:style-name="ce1" office:value-type="string">
            <text:p>v</text:p>
          </table:table-cell>
          <table:table-cell table:style-name="ce1" office:value-type="string">
            <text:p>K</text:p>
          </table:table-cell>
          <table:table-cell table:style-name="ce15"/>
          <table:table-cell table:style-name="ce1" office:value-type="float" office:value="42">
            <text:p>42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3"/>
          <table:table-cell table:style-name="ce1" office:value-type="string">
            <text:p>S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5">
            <text:p>105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K/A; F/W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m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table:formula="of:=SUM([.G11:.U11])/15" office:value-type="float" office:value="4.2">
            <text:p>4,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1" table:formula="of:=SUM([.W11:.AB11])/6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6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formula="of:=SUM([.AD11:.AK11])/8" office:value-type="float" office:value="1.25">
            <text:p>1,25</text:p>
          </table:table-cell>
          <table:table-cell table:style-name="ce2" office:value-type="string">
            <text:p>j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1" table:formula="of:=SUM([.AN11:.AS11])/6" office:value-type="float" office:value="3.66666666666667">
            <text:p>3,6666666667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f:=SUM([.AU11:.BB11])/8" office:value-type="float" office:value="6.25">
            <text:p>6,25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12"/>
          <table:table-cell table:style-name="ce2" office:value-type="float" office:value="27">
            <text:p>27</text:p>
          </table:table-cell>
          <table:table-cell table:style-name="ce2" office:value-type="float" office:value="86">
            <text:p>86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L 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96">
            <text:p>96</text:p>
          </table:table-cell>
          <table:table-cell table:style-name="ce2" table:number-columns-repeated="3"/>
          <table:table-cell table:style-name="ce2" office:value-type="string">
            <text:p>L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F/W; K/A</text:p>
          </table:table-cell>
          <table:table-cell table:style-name="ce3" office:value-type="float" office:value="21">
            <text:p>21</text:p>
          </table:table-cell>
          <table:table-cell table:style-name="ce3" office:value-type="string">
            <text:p>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table:formula="of:=SUM([.G12:.U12])/15" office:value-type="float" office:value="3.33333333333333">
            <text:p>3,33333333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1" table:formula="of:=SUM([.W12:.AB12])/6" office:value-type="float" office:value="3.33333333333333">
            <text:p>3,3333333333</text:p>
          </table:table-cell>
          <table:table-cell table:style-name="ce3" office:value-type="float" office:value="6">
            <text:p>6</text:p>
          </table:table-cell>
          <table:table-cell table:number-columns-repeated="7" table:style-name="ce3" office:value-type="float" office:value="7">
            <text:p>7</text:p>
          </table:table-cell>
          <table:table-cell table:style-name="ce3" table:formula="of:=SUM([.AD12:.AK12])/8" office:value-type="float" office:value="6.875">
            <text:p>6,875</text:p>
          </table:table-cell>
          <table:table-cell table:style-name="ce3" office:value-type="string">
            <text:p>j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1" table:formula="of:=SUM([.AN12:.AS12])/6" office:value-type="float" office:value="4.5">
            <text:p>4,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table:formula="of:=SUM([.AU12:.BB12])/8" office:value-type="float" office:value="6.375">
            <text:p>6,375</text:p>
          </table:table-cell>
          <table:table-cell table:style-name="ce3" office:value-type="string">
            <text:p>j</text:p>
          </table:table-cell>
          <table:table-cell table:style-name="ce3" office:value-type="string">
            <text:p>F</text:p>
          </table:table-cell>
          <table:table-cell table:style-name="ce13"/>
          <table:table-cell table:style-name="ce3" office:value-type="float" office:value="40">
            <text:p>40</text:p>
          </table:table-cell>
          <table:table-cell table:style-name="ce3" office:value-type="float" office:value="128">
            <text:p>128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70">
            <text:p>70</text:p>
          </table:table-cell>
          <table:table-cell table:style-name="ce3" table:number-columns-repeated="3"/>
          <table:table-cell table:style-name="ce3" office:value-type="string">
            <text:p>L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K/W; F/A</text:p>
          </table:table-cell>
          <table:table-cell table:style-name="ce4" office:value-type="float" office:value="28">
            <text:p>28</text:p>
          </table:table-cell>
          <table:table-cell table:style-name="ce4" office:value-type="string">
            <text:p>w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formula="of:=SUM([.G13:.U13])/15" office:value-type="float" office:value="4.06666666666667">
            <text:p>4,0666666667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" table:formula="of:=SUM([.W13:.AB13])/6" office:value-type="float" office:value="2.16666666666667">
            <text:p>2,1666666667</text:p>
          </table:table-cell>
          <table:table-cell table:number-columns-repeated="2" table:style-name="ce4" office:value-type="float" office:value="7">
            <text:p>7</text:p>
          </table:table-cell>
          <table:table-cell table:number-columns-repeated="3"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table:formula="of:=SUM([.AD13:.AK13])/8" office:value-type="float" office:value="6.375">
            <text:p>6,375</text:p>
          </table:table-cell>
          <table:table-cell table:style-name="ce4" office:value-type="string">
            <text:p>j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  <table:table-cell table:style-name="ce1" table:formula="of:=SUM([.AN13:.AS13])/6" office:value-type="float" office:value="2">
            <text:p>2</text:p>
          </table:table-cell>
          <table:table-cell table:style-name="ce4" table:number-columns-repeated="6"/>
          <table:table-cell table:style-name="ce4" office:value-type="string">
            <text:p>?</text:p>
          </table:table-cell>
          <table:table-cell table:style-name="ce4" office:value-type="float" office:value="5">
            <text:p>5</text:p>
          </table:table-cell>
          <table:table-cell table:style-name="ce4" table:formula="of:=SUM([.AU13:.BB13])/8" office:value-type="float" office:value="0.625">
            <text:p>0,625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14"/>
          <table:table-cell table:style-name="ce4" office:value-type="float" office:value="55">
            <text:p>55</text:p>
          </table:table-cell>
          <table:table-cell table:style-name="ce4" office:value-type="float" office:value="134">
            <text:p>134</text:p>
          </table:table-cell>
          <table:table-cell table:style-name="ce4" table:number-columns-repeated="3"/>
          <table:table-cell table:style-name="ce4" office:value-type="string">
            <text:p>L 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3"/>
          <table:table-cell table:style-name="ce4" office:value-type="string">
            <text:p>L</text:p>
          </table:table-cell>
          <table:table-cell table:style-name="ce14" table:number-columns-repeated="95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F/A; K/W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table:formula="of:=SUM([.G14:.U14])/15" office:value-type="float" office:value="4.2">
            <text:p>4,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SUM([.W14:.AB14])/6" office:value-type="float" office:value="1.5">
            <text:p>1,5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2" table:style-name="ce1" office:value-type="float" office:value="6">
            <text:p>6</text:p>
          </table:table-cell>
          <table:table-cell table:number-columns-repeated="3" table:style-name="ce1" office:value-type="float" office:value="7">
            <text:p>7</text:p>
          </table:table-cell>
          <table:table-cell table:style-name="ce1" table:formula="of:=SUM([.AD14:.AK14])/8" office:value-type="float" office:value="6">
            <text:p>6</text:p>
          </table:table-cell>
          <table:table-cell table:style-name="ce1" office:value-type="string">
            <text:p>j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SUM([.AN14:.AS14])/6" office:value-type="float" office:value="1.33333333333333">
            <text:p>1,3333333333</text:p>
          </table:table-cell>
          <table:table-cell table:number-columns-repeated="4"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3" table:style-name="ce1" office:value-type="float" office:value="7">
            <text:p>7</text:p>
          </table:table-cell>
          <table:table-cell table:style-name="ce1" table:formula="of:=SUM([.AU14:.BB14])/8" office:value-type="float" office:value="6.875">
            <text:p>6,875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5"/>
          <table:table-cell table:style-name="ce1" office:value-type="float" office:value="43">
            <text:p>43</text:p>
          </table:table-cell>
          <table:table-cell table:style-name="ce16" office:value-type="float" office:value="114">
            <text:p>114</text:p>
          </table:table-cell>
          <table:table-cell table:style-name="ce1" table:number-columns-repeated="3"/>
          <table:table-cell table:style-name="ce1" office:value-type="string">
            <text:p>L 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01">
            <text:p>101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K/A; F/W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w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table:formula="of:=SUM([.G15:.U15])/15" office:value-type="float" office:value="3.66666666666667">
            <text:p>3,66666666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">
            <text:p>11</text:p>
          </table:table-cell>
          <table:table-cell table:style-name="ce1" table:formula="of:=SUM([.W15:.AB15])/6" office:value-type="float" office:value="7.5">
            <text:p>7,5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f:=SUM([.AD15:.AK15])/8" office:value-type="float" office:value="6.125">
            <text:p>6,125</text:p>
          </table:table-cell>
          <table:table-cell table:style-name="ce2" office:value-type="string">
            <text:p>j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1" table:formula="of:=SUM([.AN15:.AS15])/6" office:value-type="float" office:value="3.66666666666667">
            <text:p>3,6666666667</text:p>
          </table:table-cell>
          <table:table-cell table:style-name="ce2" office:value-type="float" office:value="5">
            <text:p>5</text:p>
          </table:table-cell>
          <table:table-cell table:number-columns-repeated="3"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f:=SUM([.AU15:.BB15])/8" office:value-type="float" office:value="6.125">
            <text:p>6,125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12"/>
          <table:table-cell table:style-name="ce2" office:value-type="float" office:value="93">
            <text:p>93</text:p>
          </table:table-cell>
          <table:table-cell table:style-name="ce2" office:value-type="float" office:value="145">
            <text:p>145</text:p>
          </table:table-cell>
          <table:table-cell table:style-name="ce2" table:number-columns-repeated="3"/>
          <table:table-cell table:style-name="ce2" office:value-type="string">
            <text:p>L 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85">
            <text:p>85</text:p>
          </table:table-cell>
          <table:table-cell table:style-name="ce2" table:number-columns-repeated="3"/>
          <table:table-cell table:style-name="ce2" office:value-type="string">
            <text:p>S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 office:value-type="string">
            <text:p>F/W; K/A</text:p>
          </table:table-cell>
          <table:table-cell table:style-name="ce3" office:value-type="float" office:value="22">
            <text:p>22</text:p>
          </table:table-cell>
          <table:table-cell table:style-name="ce3" office:value-type="string">
            <text:p>m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table:formula="of:=SUM([.G16:.U16])/15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1" table:formula="of:=SUM([.W16:.AB16])/6" office:value-type="float" office:value="3.83333333333333">
            <text:p>3,8333333333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7">
            <text:p>7</text:p>
          </table:table-cell>
          <table:table-cell table:style-name="ce3" table:formula="of:=SUM([.AD16:.AK16])/8" office:value-type="float" office:value="6.875">
            <text:p>6,875</text:p>
          </table:table-cell>
          <table:table-cell table:style-name="ce3" office:value-type="string">
            <text:p>j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1" table:formula="of:=SUM([.AN16:.AS16])/6" office:value-type="float" office:value="3.83333333333333">
            <text:p>3,8333333333</text:p>
          </table:table-cell>
          <table:table-cell table:style-name="ce3" office:value-type="float" office:value="6">
            <text:p>6</text:p>
          </table:table-cell>
          <table:table-cell table:number-columns-repeated="6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table:formula="of:=SUM([.AU16:.BB16])/8" office:value-type="float" office:value="6.75">
            <text:p>6,75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13"/>
          <table:table-cell table:style-name="ce3" office:value-type="float" office:value="60">
            <text:p>60</text:p>
          </table:table-cell>
          <table:table-cell table:style-name="ce3" office:value-type="float" office:value="131">
            <text:p>131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92">
            <text:p>92</text:p>
          </table:table-cell>
          <table:table-cell table:style-name="ce3" table:number-columns-repeated="3"/>
          <table:table-cell table:style-name="ce3" office:value-type="string">
            <text:p>L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K/W; F/A</text:p>
          </table:table-cell>
          <table:table-cell table:style-name="ce4" office:value-type="float" office:value="22">
            <text:p>22</text:p>
          </table:table-cell>
          <table:table-cell table:style-name="ce4" office:value-type="string">
            <text:p>w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3">
            <text:p>3</text:p>
          </table:table-cell>
          <table:table-cell table:style-name="ce4" table:formula="of:=SUM([.G17:.U17])/15" office:value-type="float" office:value="3.53333333333333">
            <text:p>3,53333333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" table:formula="of:=SUM([.W17:.AB17])/6" office:value-type="float" office:value="2.5">
            <text:p>2,5</text:p>
          </table:table-cell>
          <table:table-cell table:number-columns-repeated="8" table:style-name="ce4" office:value-type="float" office:value="7">
            <text:p>7</text:p>
          </table:table-cell>
          <table:table-cell table:style-name="ce4" table:formula="of:=SUM([.AD17:.AK17])/8" office:value-type="float" office:value="7">
            <text:p>7</text:p>
          </table:table-cell>
          <table:table-cell table:style-name="ce4" office:value-type="string">
            <text:p>j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" table:formula="of:=SUM([.AN17:.AS17])/6" office:value-type="float" office:value="10.1666666666667">
            <text:p>10,166666666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table:formula="of:=SUM([.AU17:.BB17])/8" office:value-type="float" office:value="5">
            <text:p>5</text:p>
          </table:table-cell>
          <table:table-cell table:style-name="ce4" office:value-type="string">
            <text:p>v</text:p>
          </table:table-cell>
          <table:table-cell table:style-name="ce4" office:value-type="string">
            <text:p>K</text:p>
          </table:table-cell>
          <table:table-cell table:style-name="ce14"/>
          <table:table-cell table:style-name="ce4" office:value-type="float" office:value="65">
            <text:p>65</text:p>
          </table:table-cell>
          <table:table-cell table:style-name="ce4" office:value-type="float" office:value="145">
            <text:p>14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string">
            <text:p>L 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68">
            <text:p>168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string">
            <text:p>L</text:p>
          </table:table-cell>
          <table:table-cell table:style-name="ce14" table:number-columns-repeated="95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1" office:value-type="string">
            <text:p>F/A; K/W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m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table:formula="of:=SUM([.G18:.U18])/15" office:value-type="float" office:value="3.8">
            <text:p>3,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table:formula="of:=SUM([.W18:.AB18])/6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number-columns-repeated="7" table:style-name="ce1" office:value-type="float" office:value="7">
            <text:p>7</text:p>
          </table:table-cell>
          <table:table-cell table:style-name="ce1" table:formula="of:=SUM([.AD18:.AK18])/8" office:value-type="float" office:value="6.375">
            <text:p>6,375</text:p>
          </table:table-cell>
          <table:table-cell table:style-name="ce1" office:value-type="string">
            <text:p>j</text:p>
          </table:table-cell>
          <table:table-cell table:style-name="ce1" office:value-type="float" office:value="13">
            <text:p>13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table:formula="of:=SUM([.AN18:.AS18])/6" office:value-type="float" office:value="5.16666666666667">
            <text:p>5,1666666667</text:p>
          </table:table-cell>
          <table:table-cell table:style-name="ce1" office:value-type="float" office:value="6">
            <text:p>6</text:p>
          </table:table-cell>
          <table:table-cell table:number-columns-repeated="7" table:style-name="ce1" office:value-type="float" office:value="7">
            <text:p>7</text:p>
          </table:table-cell>
          <table:table-cell table:style-name="ce1" table:formula="of:=SUM([.AU18:.BB18])/8" office:value-type="float" office:value="6.875">
            <text:p>6,875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5"/>
          <table:table-cell table:style-name="ce1" office:value-type="float" office:value="28">
            <text:p>28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3"/>
          <table:table-cell table:style-name="ce1" office:value-type="string">
            <text:p>S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2">
            <text:p>132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string">
            <text:p>K/A; F/W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w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formula="of:=SUM([.G19:.U19])/15" office:value-type="float" office:value="3.26666666666667">
            <text:p>3,26666666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" table:formula="of:=SUM([.W19:.AB19])/6" office:value-type="float" office:value="6.33333333333333">
            <text:p>6,3333333333</text:p>
          </table:table-cell>
          <table:table-cell table:number-columns-repeated="8" table:style-name="ce2" office:value-type="float" office:value="7">
            <text:p>7</text:p>
          </table:table-cell>
          <table:table-cell table:style-name="ce2" table:formula="of:=SUM([.AD19:.AK19])/8" office:value-type="float" office:value="7">
            <text:p>7</text:p>
          </table:table-cell>
          <table:table-cell table:style-name="ce2" office:value-type="string">
            <text:p>j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1" table:formula="of:=SUM([.AN19:.AS19])/6" office:value-type="float" office:value="6.66666666666667">
            <text:p>6,666666666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f:=SUM([.AU19:.BB19])/8" office:value-type="float" office:value="5.875">
            <text:p>5,875</text:p>
          </table:table-cell>
          <table:table-cell table:style-name="ce2" office:value-type="string">
            <text:p>v</text:p>
          </table:table-cell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93">
            <text:p>93</text:p>
          </table:table-cell>
          <table:table-cell table:style-name="ce2" office:value-type="float" office:value="135">
            <text:p>135</text:p>
          </table:table-cell>
          <table:table-cell table:style-name="ce2" table:number-columns-repeated="3"/>
          <table:table-cell table:style-name="ce2" office:value-type="string">
            <text:p>L 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38">
            <text:p>138</text:p>
          </table:table-cell>
          <table:table-cell table:style-name="ce2" table:number-columns-repeated="3"/>
          <table:table-cell table:style-name="ce2" office:value-type="string">
            <text:p>L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/W; K/A</text:p>
          </table:table-cell>
          <table:table-cell table:style-name="ce3" office:value-type="float" office:value="23">
            <text:p>23</text:p>
          </table:table-cell>
          <table:table-cell table:style-name="ce3" office:value-type="string">
            <text:p>m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SUM([.G20:.U20])/15" office:value-type="float" office:value="3.4">
            <text:p>3,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1" table:formula="of:=SUM([.W20:.AB20])/6" office:value-type="float" office:value="2.16666666666667">
            <text:p>2,166666666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5">
            <text:p>5</text:p>
          </table:table-cell>
          <table:table-cell table:style-name="ce3" table:formula="of:=SUM([.AD20:.AK20])/8" office:value-type="float" office:value="5.25">
            <text:p>5,25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1" table:formula="of:=SUM([.AN20:.AS20])/6" office:value-type="float" office:value="2.16666666666667">
            <text:p>2,1666666667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  <table:table-cell table:style-name="ce3" table:formula="of:=SUM([.AU20:.BB20])/8" office:value-type="float" office:value="6.375">
            <text:p>6,375</text:p>
          </table:table-cell>
          <table:table-cell table:style-name="ce3" office:value-type="string">
            <text:p>j</text:p>
          </table:table-cell>
          <table:table-cell table:style-name="ce3" office:value-type="string">
            <text:p>K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 office:value-type="float" office:value="140">
            <text:p>140</text:p>
          </table:table-cell>
          <table:table-cell table:style-name="ce3" table:number-columns-repeated="3"/>
          <table:table-cell table:style-name="ce3" office:value-type="string">
            <text:p>L 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17">
            <text:p>117</text:p>
          </table:table-cell>
          <table:table-cell table:style-name="ce3" table:number-columns-repeated="3"/>
          <table:table-cell table:style-name="ce3" office:value-type="string">
            <text:p>L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K/W; F/A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formula="of:=SUM([.G21:.U21])/15" office:value-type="float" office:value="3.6">
            <text:p>3,6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1" table:formula="of:=SUM([.W21:.AB21])/6" office:value-type="float" office:value="3.83333333333333">
            <text:p>3,8333333333</text:p>
          </table:table-cell>
          <table:table-cell table:number-columns-repeated="8" table:style-name="ce4" office:value-type="float" office:value="7">
            <text:p>7</text:p>
          </table:table-cell>
          <table:table-cell table:style-name="ce4" table:formula="of:=SUM([.AD21:.AK21])/8" office:value-type="float" office:value="7">
            <text:p>7</text:p>
          </table:table-cell>
          <table:table-cell table:style-name="ce4" office:value-type="string">
            <text:p>j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6">
            <text:p>16</text:p>
          </table:table-cell>
          <table:table-cell table:style-name="ce1" table:formula="of:=SUM([.AN21:.AS21])/6" office:value-type="float" office:value="11.5">
            <text:p>11,5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6">
            <text:p>6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formula="of:=SUM([.AU21:.BB21])/8" office:value-type="float" office:value="4">
            <text:p>4</text:p>
          </table:table-cell>
          <table:table-cell table:style-name="ce4" office:value-type="string">
            <text:p>n</text:p>
          </table:table-cell>
          <table:table-cell table:style-name="ce4" office:value-type="string">
            <text:p>K</text:p>
          </table:table-cell>
          <table:table-cell table:style-name="ce4"/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4" office:value-type="string">
            <text:p>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string">
            <text:p>S</text:p>
          </table:table-cell>
          <table:table-cell table:style-name="ce14" table:number-columns-repeated="95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F/A; K/W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w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table:formula="of:=SUM([.G22:.U22])/15" office:value-type="float" office:value="3.13333333333333">
            <text:p>3,133333333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1">
            <text:p>11</text:p>
          </table:table-cell>
          <table:table-cell table:style-name="ce1" table:formula="of:=SUM([.W22:.AB22])/6" office:value-type="float" office:value="8.33333333333333">
            <text:p>8,33333333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table:formula="of:=SUM([.AD22:.AK22])/8" office:value-type="float" office:value="5.75">
            <text:p>5,75</text:p>
          </table:table-cell>
          <table:table-cell table:style-name="ce1" office:value-type="string">
            <text:p>j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3">
            <text:p>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table:formula="of:=SUM([.AN22:.AS22])/6" office:value-type="float" office:value="5">
            <text:p>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7">
            <text:p>7</text:p>
          </table:table-cell>
          <table:table-cell table:style-name="ce1" table:formula="of:=SUM([.AU22:.BB22])/8" office:value-type="float" office:value="6.5">
            <text:p>6,5</text:p>
          </table:table-cell>
          <table:table-cell table:style-name="ce1" office:value-type="string">
            <text:p>j</text:p>
          </table:table-cell>
          <table:table-cell table:style-name="ce1" office:value-type="string">
            <text:p>F</text:p>
          </table:table-cell>
          <table:table-cell table:style-name="ce1"/>
          <table:table-cell table:style-name="ce1" office:value-type="float" office:value="126">
            <text:p>126</text:p>
          </table:table-cell>
          <table:table-cell table:style-name="ce1" office:value-type="float" office:value="234">
            <text:p>234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1" office:value-type="string">
            <text:p>L 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16">
            <text:p>116</text:p>
          </table:table-cell>
          <table:table-cell table:style-name="ce1" table:number-columns-repeated="3"/>
          <table:table-cell table:style-name="ce1" office:value-type="string">
            <text:p>L</text:p>
          </table:table-cell>
          <table:table-cell table:style-name="ce15" table:number-columns-repeated="95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K/A; F/W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w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table:formula="of:=SUM([.G23:.U23])/15" office:value-type="float" office:value="3.6">
            <text:p>3,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1" table:formula="of:=SUM([.W23:.AB23])/6" office:value-type="float" office:value="6.5">
            <text:p>6,5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3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formula="of:=SUM([.AD23:.AK23])/8" office:value-type="float" office:value="6.375">
            <text:p>6,375</text:p>
          </table:table-cell>
          <table:table-cell table:style-name="ce2" office:value-type="string">
            <text:p>v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1" table:formula="of:=SUM([.AN23:.AS23])/6" office:value-type="float" office:value="5.83333333333333">
            <text:p>5,833333333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3" table:style-name="ce2" office:value-type="float" office:value="7">
            <text:p>7</text:p>
          </table:table-cell>
          <table:table-cell table:style-name="ce2" table:formula="of:=SUM([.AU23:.BB23])/8" office:value-type="float" office:value="6.5">
            <text:p>6,5</text:p>
          </table:table-cell>
          <table:table-cell table:style-name="ce2" office:value-type="string">
            <text:p>v</text:p>
          </table:table-cell>
          <table:table-cell table:style-name="ce2" office:value-type="string">
            <text:p>K</text:p>
          </table:table-cell>
          <table:table-cell table:style-name="ce2"/>
          <table:table-cell table:style-name="ce2" office:value-type="float" office:value="49">
            <text:p>49</text:p>
          </table:table-cell>
          <table:table-cell table:style-name="ce2" office:value-type="float" office:value="105">
            <text:p>105</text:p>
          </table:table-cell>
          <table:table-cell table:style-name="ce2" table:number-columns-repeated="3"/>
          <table:table-cell table:style-name="ce2" office:value-type="string">
            <text:p>S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S</text:p>
          </table:table-cell>
          <table:table-cell table:style-name="ce12" table:number-columns-repeated="952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office:value-type="string">
            <text:p>F/W; K/A</text:p>
          </table:table-cell>
          <table:table-cell table:style-name="ce3" office:value-type="float" office:value="24">
            <text:p>24</text:p>
          </table:table-cell>
          <table:table-cell table:style-name="ce3" office:value-type="string">
            <text:p>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formula="of:=SUM([.G24:.U24])/15" office:value-type="float" office:value="3.33333333333333">
            <text:p>3,3333333333</text:p>
          </table:table-cell>
          <table:table-cell table:style-name="ce3" office:value-type="float" office:value="8">
            <text:p>8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" table:formula="of:=SUM([.W24:.AB24])/6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7" table:style-name="ce3" office:value-type="float" office:value="6">
            <text:p>6</text:p>
          </table:table-cell>
          <table:table-cell table:style-name="ce3" table:formula="of:=SUM([.AD24:.AK24])/8" office:value-type="float" office:value="5.875">
            <text:p>5,875</text:p>
          </table:table-cell>
          <table:table-cell table:style-name="ce3" office:value-type="string">
            <text:p>j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9">
            <text:p>9</text:p>
          </table:table-cell>
          <table:table-cell table:style-name="ce1" table:formula="of:=SUM([.AN24:.AS24])/6" office:value-type="float" office:value="9.83333333333333">
            <text:p>9,83333333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6" table:style-name="ce3" office:value-type="float" office:value="6">
            <text:p>6</text:p>
          </table:table-cell>
          <table:table-cell table:style-name="ce3" table:formula="of:=SUM([.AU24:.BB24])/8" office:value-type="float" office:value="5.5">
            <text:p>5,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F</text:p>
          </table:table-cell>
          <table:table-cell table:style-name="ce3"/>
          <table:table-cell table:style-name="ce3" office:value-type="float" office:value="50">
            <text:p>50</text:p>
          </table:table-cell>
          <table:table-cell table:style-name="ce3" office:value-type="float" office:value="155">
            <text:p>15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L 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3"/>
          <table:table-cell table:style-name="ce3" office:value-type="string">
            <text:p>L</text:p>
          </table:table-cell>
          <table:table-cell table:style-name="ce13" table:number-columns-repeated="95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K/W; F/A</text:p>
          </table:table-cell>
          <table:table-cell table:style-name="ce4" office:value-type="float" office:value="32">
            <text:p>32</text:p>
          </table:table-cell>
          <table:table-cell table:style-name="ce4" office:value-type="string">
            <text:p>w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SUM([.G25:.U25])/15" office:value-type="float" office:value="3.46666666666667">
            <text:p>3,466666666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1" table:formula="of:=SUM([.W25:.AB25])/6" office:value-type="float" office:value="3.33333333333333">
            <text:p>3,333333333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table:formula="of:=SUM([.AD25:.AK25])/8" office:value-type="float" office:value="5.125">
            <text:p>5,125</text:p>
          </table:table-cell>
          <table:table-cell table:style-name="ce4" office:value-type="string">
            <text:p>j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1" table:formula="of:=SUM([.AN25:.AS25])/6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table:formula="of:=SUM([.AU25:.BB25])/8" office:value-type="float" office:value="5">
            <text:p>5</text:p>
          </table:table-cell>
          <table:table-cell table:style-name="ce4" office:value-type="string">
            <text:p>v</text:p>
          </table:table-cell>
          <table:table-cell table:style-name="ce4" office:value-type="string">
            <text:p>K</text:p>
          </table:table-cell>
          <table:table-cell table:style-name="ce4"/>
          <table:table-cell table:style-name="ce4" office:value-type="float" office:value="71">
            <text:p>71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string">
            <text:p>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180">
            <text:p>180</text:p>
          </table:table-cell>
          <table:table-cell table:style-name="ce4" table:number-columns-repeated="3"/>
          <table:table-cell table:style-name="ce4" office:value-type="string">
            <text:p>S</text:p>
          </table:table-cell>
          <table:table-cell table:style-name="ce14" table:number-columns-repeated="952"/>
        </table:table-row>
        <table:table-row table:style-name="ro2">
          <table:table-cell table:style-name="ce5" table:number-columns-repeated="2"/>
          <table:table-cell table:style-name="ce5" table:formula="of:=SUM([.C2:.C25])/24" office:value-type="float" office:value="24.1666666666667">
            <text:p>24,1666666667</text:p>
          </table:table-cell>
          <table:table-cell table:style-name="ce8"/>
          <table:table-cell table:style-name="ce5" table:formula="of:=SUM([.E2:.E25])/24" office:value-type="float" office:value="1.04166666666667">
            <text:p>1,0416666667</text:p>
          </table:table-cell>
          <table:table-cell table:style-name="ce5" table:formula="of:=SUM([.F2:.F25])/24" office:value-type="float" office:value="3.95833333333333">
            <text:p>3,9583333333</text:p>
          </table:table-cell>
          <table:table-cell table:style-name="ce5" table:formula="of:=SUM([.G2:.G25])/24" office:value-type="float" office:value="3.58333333333333">
            <text:p>3,5833333333</text:p>
          </table:table-cell>
          <table:table-cell table:style-name="ce5" table:formula="of:=SUM([.H2:.H25])/24" office:value-type="float" office:value="3.91666666666667">
            <text:p>3,9166666667</text:p>
          </table:table-cell>
          <table:table-cell table:style-name="ce5" table:formula="of:=SUM([.I2:.I25])/24" office:value-type="float" office:value="3.29166666666667">
            <text:p>3,2916666667</text:p>
          </table:table-cell>
          <table:table-cell table:style-name="ce5" table:formula="of:=SUM([.J2:.J25])/24" office:value-type="float" office:value="3.875">
            <text:p>3,875</text:p>
          </table:table-cell>
          <table:table-cell table:style-name="ce5" table:formula="of:=SUM([.K2:.K25])/24" office:value-type="float" office:value="2.66666666666667">
            <text:p>2,6666666667</text:p>
          </table:table-cell>
          <table:table-cell table:style-name="ce5" table:formula="of:=SUM([.L2:.L25])/24" office:value-type="float" office:value="3.91666666666667">
            <text:p>3,9166666667</text:p>
          </table:table-cell>
          <table:table-cell table:style-name="ce5" table:formula="of:=SUM([.M2:.M25])/24" office:value-type="float" office:value="3.75">
            <text:p>3,75</text:p>
          </table:table-cell>
          <table:table-cell table:style-name="ce5" table:formula="of:=SUM([.N2:.N25])/24" office:value-type="float" office:value="3.375">
            <text:p>3,375</text:p>
          </table:table-cell>
          <table:table-cell table:style-name="ce5" table:formula="of:=SUM([.O2:.O25])/24" office:value-type="float" office:value="4.04166666666667">
            <text:p>4,0416666667</text:p>
          </table:table-cell>
          <table:table-cell table:style-name="ce5" table:formula="of:=SUM([.P2:.P25])/24" office:value-type="float" office:value="3.91666666666667">
            <text:p>3,9166666667</text:p>
          </table:table-cell>
          <table:table-cell table:style-name="ce5" table:formula="of:=SUM([.Q2:.Q25])/24" office:value-type="float" office:value="4">
            <text:p>4</text:p>
          </table:table-cell>
          <table:table-cell table:style-name="ce5" table:formula="of:=SUM([.R2:.R25])/24" office:value-type="float" office:value="2.75">
            <text:p>2,75</text:p>
          </table:table-cell>
          <table:table-cell table:style-name="ce5" table:formula="of:=SUM([.S2:.S25])/24" office:value-type="float" office:value="3.83333333333333">
            <text:p>3,8333333333</text:p>
          </table:table-cell>
          <table:table-cell table:style-name="ce5" table:formula="of:=SUM([.T2:.T25])/24" office:value-type="float" office:value="4">
            <text:p>4</text:p>
          </table:table-cell>
          <table:table-cell table:style-name="ce5" table:formula="of:=SUM([.U2:.U25])/24" office:value-type="float" office:value="3.79166666666667">
            <text:p>3,7916666667</text:p>
          </table:table-cell>
          <table:table-cell table:style-name="ce5" table:formula="of:=SUM([.V2:.V25])/24" office:value-type="float" office:value="3.64722222222222">
            <text:p>3,6472222222</text:p>
          </table:table-cell>
          <table:table-cell table:style-name="ce5" table:formula="of:=SUM([.W2:.W25])/24" office:value-type="float" office:value="5.20833333333333">
            <text:p>5,2083333333</text:p>
          </table:table-cell>
          <table:table-cell table:style-name="ce5" table:formula="of:=SUM([.X2:.X25])/24" office:value-type="float" office:value="2.58333333333333">
            <text:p>2,5833333333</text:p>
          </table:table-cell>
          <table:table-cell table:style-name="ce5" table:formula="of:=SUM([.Y2:.Y25])/24" office:value-type="float" office:value="3.79166666666667">
            <text:p>3,7916666667</text:p>
          </table:table-cell>
          <table:table-cell table:style-name="ce5" table:formula="of:=SUM([.Z2:.Z25])/24" office:value-type="float" office:value="5.41666666666667">
            <text:p>5,4166666667</text:p>
          </table:table-cell>
          <table:table-cell table:style-name="ce5" table:formula="of:=SUM([.AA2:.AA25])/24" office:value-type="float" office:value="4.16666666666667">
            <text:p>4,1666666667</text:p>
          </table:table-cell>
          <table:table-cell table:style-name="ce5" table:formula="of:=SUM([.AB2:.AB25])/24" office:value-type="float" office:value="4.625">
            <text:p>4,625</text:p>
          </table:table-cell>
          <table:table-cell table:style-name="ce5" table:formula="of:=SUM([.AC2:.AC25])/24" office:value-type="float" office:value="4.29861111111111">
            <text:p>4,2986111111</text:p>
          </table:table-cell>
          <table:table-cell table:style-name="ce5" table:formula="of:=SUM([.AD2:.AD25])/24" office:value-type="float" office:value="5.20833333333333">
            <text:p>5,2083333333</text:p>
          </table:table-cell>
          <table:table-cell table:style-name="ce5" table:formula="of:=SUM([.AE2:.AE25])/24" office:value-type="float" office:value="6.25">
            <text:p>6,25</text:p>
          </table:table-cell>
          <table:table-cell table:style-name="ce5" table:formula="of:=SUM([.AF2:.AF25])/24" office:value-type="float" office:value="6.16666666666667">
            <text:p>6,1666666667</text:p>
          </table:table-cell>
          <table:table-cell table:style-name="ce5" table:formula="of:=SUM([.AG2:.AG25])/24" office:value-type="float" office:value="5.91666666666667">
            <text:p>5,9166666667</text:p>
          </table:table-cell>
          <table:table-cell table:style-name="ce5" table:formula="of:=SUM([.AH2:.AH25])/24" office:value-type="float" office:value="5.75">
            <text:p>5,75</text:p>
          </table:table-cell>
          <table:table-cell table:style-name="ce5" table:formula="of:=SUM([.AI2:.AI25])/24" office:value-type="float" office:value="6.16666666666667">
            <text:p>6,1666666667</text:p>
          </table:table-cell>
          <table:table-cell table:style-name="ce5" table:formula="of:=SUM([.AJ2:.AJ25])/24" office:value-type="float" office:value="6.41666666666667">
            <text:p>6,4166666667</text:p>
          </table:table-cell>
          <table:table-cell table:style-name="ce5" table:formula="of:=SUM([.AK2:.AK25])/24" office:value-type="float" office:value="6.125">
            <text:p>6,125</text:p>
          </table:table-cell>
          <table:table-cell table:style-name="ce5" table:formula="of:=SUM([.AL2:.AL25])/24" office:value-type="float" office:value="6">
            <text:p>6</text:p>
          </table:table-cell>
          <table:table-cell table:style-name="ce5" office:value-type="string">
            <text:p>Ja=16, v=7, n=1</text:p>
          </table:table-cell>
          <table:table-cell table:style-name="ce5" table:formula="of:=SUM([.AN2:.AN25])/24" office:value-type="float" office:value="8.25">
            <text:p>8,25</text:p>
          </table:table-cell>
          <table:table-cell table:style-name="ce5" table:formula="of:=SUM([.AO2:.AO25])/24" office:value-type="float" office:value="3.54166666666667">
            <text:p>3,5416666667</text:p>
          </table:table-cell>
          <table:table-cell table:style-name="ce5" table:formula="of:=SUM([.AP2:.AP25])/24" office:value-type="float" office:value="6.04166666666667">
            <text:p>6,0416666667</text:p>
          </table:table-cell>
          <table:table-cell table:style-name="ce5" table:formula="of:=SUM([.AQ2:.AQ25])/24" office:value-type="float" office:value="6.79166666666667">
            <text:p>6,7916666667</text:p>
          </table:table-cell>
          <table:table-cell table:style-name="ce5" table:formula="of:=SUM([.AR2:.AR25])/23" office:value-type="float" office:value="5.04347826086957">
            <text:p>5,0434782609</text:p>
          </table:table-cell>
          <table:table-cell table:style-name="ce5" table:formula="of:=SUM([.AS2:.AS25])/23" office:value-type="float" office:value="5.21739130434783">
            <text:p>5,2173913043</text:p>
          </table:table-cell>
          <table:table-cell table:style-name="ce5"/>
          <table:table-cell table:style-name="ce5" table:formula="of:=SUM([.AU2:.AU25])/23" office:value-type="float" office:value="4.8695652173913">
            <text:p>4,8695652174</text:p>
          </table:table-cell>
          <table:table-cell table:style-name="ce5" table:formula="of:=SUM([.AV2:.AV25])/23" office:value-type="float" office:value="6.1304347826087">
            <text:p>6,1304347826</text:p>
          </table:table-cell>
          <table:table-cell table:style-name="ce5" table:formula="of:=SUM([.AW2:.AW25])/23" office:value-type="float" office:value="6.43478260869565">
            <text:p>6,4347826087</text:p>
          </table:table-cell>
          <table:table-cell table:style-name="ce5" table:formula="of:=SUM([.AX2:.AX25])/23" office:value-type="float" office:value="5.60869565217391">
            <text:p>5,6086956522</text:p>
          </table:table-cell>
          <table:table-cell table:style-name="ce5" table:formula="of:=SUM([.AY2:.AY25])/23" office:value-type="float" office:value="5.17391304347826">
            <text:p>5,1739130435</text:p>
          </table:table-cell>
          <table:table-cell table:style-name="ce5" table:formula="of:=SUM([.AZ2:.AZ25])/23" office:value-type="float" office:value="6.17391304347826">
            <text:p>6,1739130435</text:p>
          </table:table-cell>
          <table:table-cell table:style-name="ce5" table:formula="of:=SUM([.BA2:.BA25])/23" office:value-type="float" office:value="6.47826086956522">
            <text:p>6,4782608696</text:p>
          </table:table-cell>
          <table:table-cell table:style-name="ce5" table:formula="of:=SUM([.BB2:.BB25])/23" office:value-type="float" office:value="5.60869565217391">
            <text:p>5,6086956522</text:p>
          </table:table-cell>
          <table:table-cell table:style-name="ce5" table:formula="of:=SUM([.BC2:.BC25])/23" office:value-type="float" office:value="5.80978260869565">
            <text:p>5,8097826087</text:p>
          </table:table-cell>
          <table:table-cell table:style-name="ce5" table:number-columns-repeated="3"/>
          <table:table-cell table:style-name="ce5" table:formula="of:=SUM([.BG2:.BG25])/24" office:value-type="float" office:value="64.625">
            <text:p>64,625</text:p>
          </table:table-cell>
          <table:table-cell table:style-name="ce5" table:formula="of:=SUM([.BH2:.BH25])/24" office:value-type="float" office:value="135.583333333333">
            <text:p>135,5833333333</text:p>
          </table:table-cell>
          <table:table-cell table:style-name="ce5" table:formula="of:=SUM([.BI2:.BI25])" office:value-type="float" office:value="9">
            <text:p>9</text:p>
          </table:table-cell>
          <table:table-cell/>
          <table:table-cell table:formula="of:=SUM([.BK2:.BK25])" office:value-type="float" office:value="3">
            <text:p>3</text:p>
          </table:table-cell>
          <table:table-cell table:style-name="ce5"/>
          <table:table-cell table:style-name="ce5" table:formula="of:=SUM([.BM2:.BM25])/24" office:value-type="float" office:value="36.625">
            <text:p>36,625</text:p>
          </table:table-cell>
          <table:table-cell table:style-name="ce5" table:formula="of:=SUM([.BN2:.BN25])/24" office:value-type="float" office:value="132.791666666667">
            <text:p>132,7916666667</text:p>
          </table:table-cell>
          <table:table-cell table:style-name="ce5" table:formula="of:=SUM([.BO2:.BO25])" office:value-type="float" office:value="11">
            <text:p>11</text:p>
          </table:table-cell>
          <table:table-cell table:style-name="ce5"/>
          <table:table-cell table:style-name="ce5" table:formula="of:=SUM([.BQ2:.BQ25])" office:value-type="float" office:value="3">
            <text:p>3</text:p>
          </table:table-cell>
          <table:table-cell table:style-name="ce5"/>
          <table:table-cell table:number-columns-repeated="952"/>
        </table:table-row>
        <table:table-row table:style-name="ro2">
          <table:table-cell table:style-name="ce5" table:number-columns-repeated="60"/>
          <table:table-cell table:number-columns-repeated="3"/>
          <table:table-cell table:style-name="ce5" table:number-columns-repeated="3"/>
          <table:table-cell table:number-columns-repeated="956"/>
        </table:table-row>
        <table:table-row table:style-name="ro2">
          <table:table-cell table:number-columns-repeated="2"/>
          <table:table-cell table:style-name="Default"/>
          <table:table-cell table:number-columns-repeated="19"/>
          <table:table-cell table:style-name="ce5" table:number-columns-repeated="34"/>
          <table:table-cell table:number-columns-repeated="5"/>
          <table:table-cell table:style-name="Default" table:number-columns-repeated="3"/>
          <table:table-cell table:number-columns-repeated="958"/>
        </table:table-row>
        <table:table-row table:style-name="ro1">
          <table:table-cell table:number-columns-repeated="2"/>
          <table:table-cell table:style-name="Default"/>
          <table:table-cell table:number-columns-repeated="19"/>
          <table:table-cell table:style-name="ce5" table:number-columns-repeated="34"/>
          <table:table-cell table:number-columns-repeated="4"/>
          <table:table-cell office:value-type="string">
            <text:p>Photo Display 1</text:p>
          </table:table-cell>
          <table:table-cell office:value-type="string">
            <text:p>Min</text:p>
          </table:table-cell>
          <table:table-cell office:value-type="float" office:value="21">
            <text:p>21</text:p>
          </table:table-cell>
          <table:table-cell table:style-name="ce5" office:value-type="string">
            <text:p>Max</text:p>
          </table:table-cell>
          <table:table-cell table:style-name="ce5" office:value-type="float" office:value="142">
            <text:p>142</text:p>
          </table:table-cell>
          <table:table-cell table:number-columns-repeated="3"/>
          <table:table-cell office:value-type="string">
            <text:p>Error Photo</text:p>
          </table:table-cell>
          <table:table-cell office:value-type="float" office:value="14">
            <text:p>14</text:p>
          </table:table-cell>
          <table:table-cell table:number-columns-repeated="952"/>
        </table:table-row>
        <table:table-row table:style-name="ro3">
          <table:table-cell/>
          <table:table-cell table:style-name="ce6" office:value-type="string">
            <text:p>Altersschnitt:</text:p>
          </table:table-cell>
          <table:table-cell table:formula="of:=SUM([.C2:.C25])/24" office:value-type="float" office:value="24.1666666666667">
            <text:p>24,167</text:p>
          </table:table-cell>
          <table:table-cell table:style-name="ce5" office:value-type="string">
            <text:p>20 – 36</text:p>
          </table:table-cell>
          <table:table-cell table:number-columns-repeated="56"/>
          <table:table-cell office:value-type="string">
            <text:p>Map Display 1</text:p>
          </table:table-cell>
          <table:table-cell office:value-type="string">
            <text:p>Min</text:p>
          </table:table-cell>
          <table:table-cell office:value-type="float" office:value="21">
            <text:p>21</text:p>
          </table:table-cell>
          <table:table-cell table:style-name="ce5" office:value-type="string">
            <text:p>Max</text:p>
          </table:table-cell>
          <table:table-cell table:style-name="ce5" office:value-type="float" office:value="107">
            <text:p>107</text:p>
          </table:table-cell>
          <table:table-cell table:number-columns-repeated="3"/>
          <table:table-cell office:value-type="string">
            <text:p>Confirm Photo</text:p>
          </table:table-cell>
          <table:table-cell office:value-type="float" office:value="3">
            <text:p>3</text:p>
          </table:table-cell>
          <table:table-cell table:number-columns-repeated="952"/>
        </table:table-row>
        <table:table-row table:style-name="ro2">
          <table:table-cell/>
          <table:table-cell table:style-name="ce6" office:value-type="string">
            <text:p>Männlich</text:p>
          </table:table-cell>
          <table:table-cell office:value-type="float" office:value="11">
            <text:p>11,000</text:p>
          </table:table-cell>
          <table:table-cell table:number-columns-repeated="40"/>
          <table:table-cell office:value-type="string">
            <text:p>USE Photo</text:p>
          </table:table-cell>
          <table:table-cell table:formula="of:=SUM([.AL2];[.AL4];[.AL6];[.AL8];[.AL10];[.AL12];[.AL14];[.AL16];[.AL18];[.AL20];[.AL22];[.AL24];[.BC3];[.BC5];[.BC7];[.BC9];[.BC11];[.BC13];[.BC15];[.BC17];[.BC19];[.BC21];[.BC23];[.BC25])/23" office:value-type="float" office:value="5.59239130434783">
            <text:p>5,5923913043</text:p>
          </table:table-cell>
          <table:table-cell table:number-columns-repeated="18"/>
          <table:table-cell table:style-name="ce5" table:number-columns-repeated="2"/>
          <table:table-cell table:number-columns-repeated="957"/>
        </table:table-row>
        <table:table-row table:style-name="ro1">
          <table:table-cell/>
          <table:table-cell table:style-name="ce6" office:value-type="string">
            <text:p>Weiblich</text:p>
          </table:table-cell>
          <table:table-cell office:value-type="float" office:value="13">
            <text:p>13,000</text:p>
          </table:table-cell>
          <table:table-cell table:number-columns-repeated="25"/>
          <table:table-cell/>
          <table:table-cell office:value-type="string">
            <text:p>Photo</text:p>
          </table:table-cell>
          <table:table-cell office:value-type="string">
            <text:p>Map</text:p>
          </table:table-cell>
          <table:table-cell table:number-columns-repeated="12"/>
          <table:table-cell office:value-type="string">
            <text:p>USE Map</text:p>
          </table:table-cell>
          <table:table-cell table:formula="of:=SUM([.AL3];[.AL5];[.AL7];[.AL9];[.AL11];[.AL13];[.AL15];[.AL17];[.AL19];[.AL21];[.AL23];[.AL25];[.BC2];[.BC4];[.BC6];[.BC8];[.BC10];[.BC12];[.BC14];[.BC16];[.BC18];[.BC20];[.BC22];[.BC24])/24" office:value-type="float" office:value="6.20833333333333">
            <text:p>6,2083333333</text:p>
          </table:table-cell>
          <table:table-cell table:number-columns-repeated="18"/>
          <table:table-cell table:style-name="ce5" table:number-columns-repeated="2"/>
          <table:table-cell table:number-columns-repeated="3"/>
          <table:table-cell office:value-type="string">
            <text:p>Error Map</text:p>
          </table:table-cell>
          <table:table-cell office:value-type="float" office:value="6">
            <text:p>6</text:p>
          </table:table-cell>
          <table:table-cell table:number-columns-repeated="952"/>
        </table:table-row>
        <table:table-row table:style-name="ro3">
          <table:table-cell/>
          <table:table-cell office:value-type="string">
            <text:p>Vertrautheit Gebäude</text:p>
          </table:table-cell>
          <table:table-cell table:formula="of:=SUM([.E2:.E25])/24" office:value-type="float" office:value="1.04166666666667">
            <text:p>1,042</text:p>
          </table:table-cell>
          <table:table-cell table:style-name="ce8" office:value-type="string">
            <text:p>1 – 2</text:p>
          </table:table-cell>
          <table:table-cell table:number-columns-repeated="24"/>
          <table:table-cell office:value-type="string">
            <text:p>Mental Demand</text:p>
          </table:table-cell>
          <table:table-cell table:style-name="ce11" table:formula="of:=SUM([.W2];[.W4];[.W6];[.W8];[.W10];[.W12];[.W14];[.W16];[.W18];[.W20];[.W22];[.W24];[.AN3];[.AN5];[.AN7];[.AN9];[.AN11];[.AN13];[.AN15];[.AN17];[.AN19];[.AN21];[.AN23];[.AN25])/24" office:value-type="float" office:value="7.54166666666667">
            <text:p>7,5</text:p>
          </table:table-cell>
          <table:table-cell office:value-type="float" office:value="5.9">
            <text:p>5,9</text:p>
          </table:table-cell>
          <table:table-cell/>
          <table:table-cell office:value-type="string">
            <text:p>NASA Photo</text:p>
          </table:table-cell>
          <table:table-cell table:formula="of:=SUM([.AC2];[.AC4];[.AC6];[.AC8];[.AC10];[.AC12];[.AC14];[.AC16];[.AC18];[.AC20];[.AC22];[.AC24];[.AT3];[.AT5];[.AT7];[.AT9];[.AT11];[.AT15];[.AT17];[.AT19];[.AT21];[.AT23];[.AT25])/23" office:value-type="float" office:value="5.73188405797101">
            <text:p>5,731884058</text:p>
          </table:table-cell>
          <table:table-cell table:number-columns-repeated="29"/>
          <table:table-cell table:style-name="ce5" table:number-columns-repeated="2"/>
          <table:table-cell table:number-columns-repeated="3"/>
          <table:table-cell office:value-type="string">
            <text:p>Confirm Map</text:p>
          </table:table-cell>
          <table:table-cell office:value-type="float" office:value="3">
            <text:p>3</text:p>
          </table:table-cell>
          <table:table-cell table:number-columns-repeated="952"/>
        </table:table-row>
        <table:table-row table:style-name="ro3">
          <table:table-cell/>
          <table:table-cell office:value-type="string">
            <text:p>Vertrautheit Navi</text:p>
          </table:table-cell>
          <table:table-cell table:formula="of:=SUM([.F2:.F25])/24" office:value-type="float" office:value="3.95833333333333">
            <text:p>3,958</text:p>
          </table:table-cell>
          <table:table-cell table:style-name="ce5" office:value-type="string">
            <text:p>1 – 7</text:p>
          </table:table-cell>
          <table:table-cell table:number-columns-repeated="24"/>
          <table:table-cell office:value-type="string">
            <text:p>Physical Demand</text:p>
          </table:table-cell>
          <table:table-cell table:style-name="ce11" table:formula="of:=SUM([.X2];[.X4];[.X6];[.X8];[.X10];[.X12];[.X14];[.X16];[.X18];[.X20];[.X22];[.X24];[.AO3];[.AO5];[.AO7];[.AO9];[.AO11];[.AO13];[.AO15];[.AO17];[.AO19];[.AO21];[.AO23];[.AO25])/24" office:value-type="float" office:value="3.08333333333333">
            <text:p>3,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ASA Map</text:p>
          </table:table-cell>
          <table:table-cell table:formula="of:=SUM([.AC3];[.AC5];[.AC7];[.AC9];[.AC11];[.AC13];[.AC15];[.AC17];[.AC19];[.AC21];[.AC23];[.AC25];[.AT2];[.AT4];[.AT6];[.AT8];[.AT10];[.AT12];[.AT14];[.AT16];[.AT18];[.AT20];[.AT22];[.AT24])/24" office:value-type="float" office:value="4.46527777777778">
            <text:p>4,4652777778</text:p>
          </table:table-cell>
          <table:table-cell table:number-columns-repeated="26"/>
          <table:table-cell office:value-type="string">
            <text:p>Photo Destination</text:p>
          </table:table-cell>
          <table:table-cell office:value-type="string">
            <text:p>Min</text:p>
          </table:table-cell>
          <table:table-cell office:value-type="float" office:value="65">
            <text:p>65</text:p>
          </table:table-cell>
          <table:table-cell table:style-name="ce5" office:value-type="string">
            <text:p>Max</text:p>
          </table:table-cell>
          <table:table-cell table:style-name="ce5" office:value-type="float" office:value="385">
            <text:p>385</text:p>
          </table:table-cell>
          <table:table-cell table:number-columns-repeated="957"/>
        </table:table-row>
        <table:table-row table:style-name="ro1">
          <table:table-cell/>
          <table:table-cell office:value-type="string">
            <text:p>SBSOD</text:p>
          </table:table-cell>
          <table:table-cell table:formula="of:=SUM([.V2:.V25])/24" office:value-type="float" office:value="3.64722222222222">
            <text:p>3,647</text:p>
          </table:table-cell>
          <table:table-cell table:style-name="ce5" office:value-type="string">
            <text:p>3 – 4,86</text:p>
          </table:table-cell>
          <table:table-cell table:number-columns-repeated="24"/>
          <table:table-cell office:value-type="string">
            <text:p>Temporal Demand</text:p>
          </table:table-cell>
          <table:table-cell table:style-name="ce11" table:formula="of:=SUM([.Y2];[.Y4];[.Y6];[.Y8];[.Y10];[.Y12];[.Y14];[.Y16];[.Y18];[.Y20];[.Y22];[.Y24];[.AP3];[.AP5];[.AP7];[.AP9];[.AP11];[.AP13];[.AP15];[.AP17];[.AP19];[.AP21];[.AP23];[.AP25])/24" office:value-type="float" office:value="5.70833333333333">
            <text:p>5,7</text:p>
          </table:table-cell>
          <table:table-cell office:value-type="float" office:value="4.3">
            <text:p>4,3</text:p>
          </table:table-cell>
          <table:table-cell table:number-columns-repeated="29"/>
          <table:table-cell office:value-type="string">
            <text:p>Map Destination</text:p>
          </table:table-cell>
          <table:table-cell office:value-type="string">
            <text:p>Min</text:p>
          </table:table-cell>
          <table:table-cell office:value-type="float" office:value="70">
            <text:p>70</text:p>
          </table:table-cell>
          <table:table-cell table:style-name="ce5" office:value-type="string">
            <text:p>Max</text:p>
          </table:table-cell>
          <table:table-cell table:style-name="ce5" office:value-type="float" office:value="197">
            <text:p>197</text:p>
          </table:table-cell>
          <table:table-cell table:number-columns-repeated="957"/>
        </table:table-row>
        <table:table-row table:style-name="ro2">
          <table:table-cell table:number-columns-repeated="28"/>
          <table:table-cell office:value-type="string">
            <text:p>Performance</text:p>
          </table:table-cell>
          <table:table-cell table:style-name="ce11" table:formula="of:=SUM([.Z2];[.Z4];[.Z6];[.Z8];[.Z10];[.Z12];[.Z14];[.Z16];[.Z18];[.Z20];[.Z22];[.Z24];[.AQ3];[.AQ5];[.AQ7];[.AQ9];[.AQ11];[.AQ15];[.AQ17];[.AQ19];[.AQ21];[.AQ23];[.AQ25])/23" office:value-type="float" office:value="6.65217391304348">
            <text:p>6,7</text:p>
          </table:table-cell>
          <table:table-cell office:value-type="float" office:value="5.7">
            <text:p>5,7</text:p>
          </table:table-cell>
          <table:table-cell table:number-columns-repeated="30"/>
          <table:table-cell table:style-name="Default" table:number-columns-repeated="3"/>
          <table:table-cell table:number-columns-repeated="958"/>
        </table:table-row>
        <table:table-row table:style-name="ro3">
          <table:table-cell table:number-columns-repeated="3"/>
          <table:table-cell table:style-name="ce5"/>
          <table:table-cell table:number-columns-repeated="3"/>
          <table:table-cell table:style-name="ce9"/>
          <table:table-cell table:style-name="ce10"/>
          <table:table-cell table:style-name="ce9"/>
          <table:table-cell table:number-columns-repeated="18"/>
          <table:table-cell office:value-type="string">
            <text:p>Effort</text:p>
          </table:table-cell>
          <table:table-cell table:style-name="ce11" table:formula="of:=SUM([.AA2];[.AA4];[.AA6];[.AA8];[.AA10];[.AA12];[.AA14];[.AA16];[.AA18];[.AA20];[.AA22];[.AA24];[.AR3];[.AR5];[.AR7];[.AR9];[.AR11];[.AR15];[.AR17];[.AR19];[.AR21];[.AR23];[.AR25])/23" office:value-type="float" office:value="5.43478260869565">
            <text:p>5,4</text:p>
          </table:table-cell>
          <table:table-cell office:value-type="float" office:value="3.8">
            <text:p>3,8</text:p>
          </table:table-cell>
          <table:table-cell table:number-columns-repeated="30"/>
          <table:table-cell table:style-name="Default" table:number-columns-repeated="3"/>
          <table:table-cell table:number-columns-repeated="958"/>
        </table:table-row>
        <table:table-row table:style-name="ro3">
          <table:table-cell/>
          <table:table-cell table:style-name="ce6"/>
          <table:table-cell/>
          <table:table-cell table:style-name="ce5"/>
          <table:table-cell table:number-columns-repeated="3"/>
          <table:table-cell table:style-name="ce9"/>
          <table:table-cell table:style-name="ce10"/>
          <table:table-cell table:style-name="ce9"/>
          <table:table-cell table:number-columns-repeated="18"/>
          <table:table-cell office:value-type="string">
            <text:p>Fustration Level</text:p>
          </table:table-cell>
          <table:table-cell table:style-name="ce11" table:formula="of:=SUM([.AB2];;[.AB4];[.AB6];[.AB8];[.AB10];[.AB12];[.AB14];[.AB16];[.AB18];[.AB20];[.AB22];[.AB24];[.AS3];[.AS5];[.AS7];[.AS9];[.AS11];[.AS15];[.AS17];[.AS19];[.AS21];[.AS23];[.AS25])/23" office:value-type="float" office:value="5.60869565217391">
            <text:p>5,6</text:p>
          </table:table-cell>
          <table:table-cell office:value-type="float" office:value="4.3">
            <text:p>4,3</text:p>
          </table:table-cell>
          <table:table-cell table:number-columns-repeated="30"/>
          <table:table-cell table:style-name="Default" table:number-columns-repeated="3"/>
          <table:table-cell table:number-columns-repeated="958"/>
        </table:table-row>
        <table:table-row table:style-name="ro3">
          <table:table-cell/>
          <table:table-cell table:style-name="ce6"/>
          <table:table-cell/>
          <table:table-cell table:style-name="ce5"/>
          <table:table-cell table:number-columns-repeated="3"/>
          <table:table-cell table:style-name="ce9"/>
          <table:table-cell table:style-name="ce10"/>
          <table:table-cell table:style-name="ce9"/>
          <table:table-cell table:number-columns-repeated="19"/>
          <table:table-cell table:style-name="ce11"/>
          <table:table-cell table:number-columns-repeated="30"/>
          <table:table-cell office:value-type="string">
            <text:p>First run</text:p>
          </table:table-cell>
          <table:table-cell table:style-name="Default" office:value-type="string">
            <text:p>Display Time</text:p>
          </table:table-cell>
          <table:table-cell table:style-name="Default" office:value-type="string">
            <text:p>Target Time</text:p>
          </table:table-cell>
          <table:table-cell table:style-name="Default" office:value-type="string">
            <text:p>USE</text:p>
          </table:table-cell>
          <table:table-cell office:value-type="string">
            <text:p>Time Pressure (Y/M/N)</text:p>
          </table:table-cell>
          <table:table-cell office:value-type="string">
            <text:p>NASA</text:p>
          </table:table-cell>
          <table:table-cell office:value-type="string">
            <text:p>Errors</text:p>
          </table:table-cell>
          <table:table-cell office:value-type="string">
            <text:p>Confirm</text:p>
          </table:table-cell>
          <table:table-cell office:value-type="string">
            <text:p>Photo/Map</text:p>
          </table:table-cell>
          <table:table-cell table:number-columns-repeated="953"/>
        </table:table-row>
        <table:table-row table:style-name="ro3">
          <table:table-cell/>
          <table:table-cell table:style-name="ce6"/>
          <table:table-cell/>
          <table:table-cell table:style-name="ce5"/>
          <table:table-cell table:number-columns-repeated="3"/>
          <table:table-cell table:style-name="ce9"/>
          <table:table-cell table:style-name="ce10"/>
          <table:table-cell table:style-name="ce9"/>
          <table:table-cell table:number-columns-repeated="18"/>
          <table:table-cell office:value-type="string">
            <text:p>Mental Demand</text:p>
          </table:table-cell>
          <table:table-cell table:style-name="ce11" table:formula="of:=SUM([.W3];[.W5];[.W7];[.W9];[.W11];[.W13];[.W15];[.W17];[.W19];[.W21];[.W23];[.W25];[.AN2];[.AN4];[.AN6];[.AN8];[.AN10];[.AN12];[.AN14];[.AN16];[.AN18];[.AN20];[.AN22];[.AN24])/24" office:value-type="float" office:value="5.91666666666667">
            <text:p>5,9</text:p>
          </table:table-cell>
          <table:table-cell table:number-columns-repeated="30"/>
          <table:table-cell office:value-type="string">
            <text:p>Group 1</text:p>
          </table:table-cell>
          <table:table-cell table:formula="of:=SUM([.BG2];;[.BG6];[.BG10];[.BG14];[.BG18];[.BG22])/6" office:value-type="float" office:value="70.6666666666667">
            <text:p>70,6666666667</text:p>
          </table:table-cell>
          <table:table-cell table:formula="of:=SUM([.BH2];;[.BH6];[.BH10];[.BH14];[.BH18];[.BH22])/6" office:value-type="float" office:value="138.666666666667">
            <text:p>138,6666666667</text:p>
          </table:table-cell>
          <table:table-cell table:formula="of:=SUM([.AL2];;[.AL6];[.AL10];[.AL14];[.AL18];[.AL22])/6" office:value-type="float" office:value="5.79166666666667">
            <text:p>5,8</text:p>
          </table:table-cell>
          <table:table-cell table:style-name="ce19" office:value-type="string">
            <text:p>3/3/0</text:p>
          </table:table-cell>
          <table:table-cell table:style-name="ce5" table:formula="of:=SUM([.AC2];;[.AC6];[.AC10];[.AC14];[.AC18];[.AC22])/6" office:value-type="float" office:value="5.13888888888889">
            <text:p>5,138888888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number-columns-repeated="953"/>
        </table:table-row>
        <table:table-row table:style-name="ro3">
          <table:table-cell table:number-columns-repeated="28"/>
          <table:table-cell office:value-type="string">
            <text:p>Physical Demand</text:p>
          </table:table-cell>
          <table:table-cell table:style-name="ce11" table:formula="of:=SUM([.X3];[.X5];[.X7];[.X9];[.X11];[.X13];[.X15];[.X17];[.X19];[.X21];[.X23];[.X25];[.AO2];[.AO4];[.AO6];[.AO8];[.AO10];[.AO12];[.AO14];[.AO16];[.AO18];[.AO20];[.AO22];[.AO24])/24" office:value-type="float" office:value="3.04166666666667">
            <text:p>3,0</text:p>
          </table:table-cell>
          <table:table-cell table:number-columns-repeated="30"/>
          <table:table-cell office:value-type="string">
            <text:p>Group 2</text:p>
          </table:table-cell>
          <table:table-cell table:formula="of:=SUM([.BG3];;[.BG7];[.BG11];[.BG15];[.BG19];[.BG23])/6" office:value-type="float" office:value="69">
            <text:p>69</text:p>
          </table:table-cell>
          <table:table-cell table:formula="of:=SUM([.BH3];[.BH7];[.BH11];[.BH15];[.BH19];[.BH23])/6" office:value-type="float" office:value="119.833333333333">
            <text:p>119,8333333333</text:p>
          </table:table-cell>
          <table:table-cell table:formula="of:=SUM([.AL3];;[.AL7];[.AL11];[.AL15];[.AL19];[.AL23])/6" office:value-type="float" office:value="5.47916666666667">
            <text:p>5,5</text:p>
          </table:table-cell>
          <table:table-cell table:style-name="ce19" office:value-type="string">
            <text:p>4/2/0</text:p>
          </table:table-cell>
          <table:table-cell table:style-name="ce5" table:formula="of:=SUM([.AC3];;[.AC7];[.AC11];[.AC15];[.AC19];[.AC23])/6" office:value-type="float" office:value="5.22222222222222">
            <text:p>5,222222222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953"/>
        </table:table-row>
        <table:table-row table:style-name="ro3">
          <table:table-cell table:number-columns-repeated="4"/>
          <table:table-cell table:style-name="ce6"/>
          <table:table-cell table:number-columns-repeated="23"/>
          <table:table-cell office:value-type="string">
            <text:p>Temporal Demand</text:p>
          </table:table-cell>
          <table:table-cell table:style-name="ce11" table:formula="of:=SUM([.Y3];[.Y5];[.Y7];[.Y9];[.Y11];[.Y13];[.Y15];[.Y17];[.Y19];[.Y21];[.Y23];[.Y25];[.AP2];[.AP4];[.AP6];[.AP8:.AP10];[.AP12];[.AP14];[.AP16];[.AP18];[.AP20];[.AP22];[.AP24])/24" office:value-type="float" office:value="4.29166666666667">
            <text:p>4,3</text:p>
          </table:table-cell>
          <table:table-cell table:number-columns-repeated="30"/>
          <table:table-cell office:value-type="string">
            <text:p>Group 3</text:p>
          </table:table-cell>
          <table:table-cell table:formula="of:=SUM([.BG4];;[.BG8];[.BG12];[.BG16];[.BG20];[.BG24])/6" office:value-type="float" office:value="56.5">
            <text:p>56,5</text:p>
          </table:table-cell>
          <table:table-cell table:formula="of:=SUM([.BH4];;[.BH8];[.BH12];[.BH16];[.BH20];[.BH24])/6" office:value-type="float" office:value="142.333333333333">
            <text:p>142,3333333333</text:p>
          </table:table-cell>
          <table:table-cell table:formula="of:=SUM([.AL4];;[.AL8];[.AL12];[.AL16];[.AL20];[.AL24])/6" office:value-type="float" office:value="6.3125">
            <text:p>6,3</text:p>
          </table:table-cell>
          <table:table-cell table:style-name="ce19" office:value-type="string">
            <text:p>4/1/1</text:p>
          </table:table-cell>
          <table:table-cell table:style-name="ce5" table:formula="of:=SUM([.AC4];;[.AC8];[.AC12];[.AC16];[.AC20];[.AC24])/6" office:value-type="float" office:value="3.44444444444444">
            <text:p>3,4444444444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/>
          <table:table-cell table:number-columns-repeated="953"/>
        </table:table-row>
        <table:table-row table:style-name="ro3">
          <table:table-cell table:number-columns-repeated="28"/>
          <table:table-cell office:value-type="string">
            <text:p>Performance</text:p>
          </table:table-cell>
          <table:table-cell table:style-name="ce11" table:formula="of:=SUM([.Z3];[.Z5];[.Z7];[.Z9];[.Z11];[.Z13];[.Z15];[.Z17];[.Z19];[.Z21];[.Z23];[.Z25];[.AQ2];[.AQ4];[.AQ6];[.AQ8];[.AQ10];[.AQ12];[.AQ14];[.AQ16];[.AQ18];[.AQ20];[.AQ22];[.AQ24])/24" office:value-type="float" office:value="5.66666666666667">
            <text:p>5,7</text:p>
          </table:table-cell>
          <table:table-cell table:number-columns-repeated="30"/>
          <table:table-cell office:value-type="string">
            <text:p>Group 4</text:p>
          </table:table-cell>
          <table:table-cell table:formula="of:=SUM([.BG5];;[.BG9];[.BG13];[.BG17];[.BG21];[.BG25])/6" office:value-type="float" office:value="62.3333333333333">
            <text:p>62,3333333333</text:p>
          </table:table-cell>
          <table:table-cell table:formula="of:=SUM([.BH5];;[.BH9];[.BH13];[.BH17];[.BH21];[.BH25])/6" office:value-type="float" office:value="141.5">
            <text:p>141,5</text:p>
          </table:table-cell>
          <table:table-cell table:formula="of:=SUM([.AL5];;[.AL9];[.AL13];[.AL17];[.AL21];[.AL25])/6" office:value-type="float" office:value="6.41666666666667">
            <text:p>6,4</text:p>
          </table:table-cell>
          <table:table-cell table:style-name="ce19" office:value-type="string">
            <text:p>5/1/0</text:p>
          </table:table-cell>
          <table:table-cell table:style-name="ce5" table:formula="of:=SUM([.AC5];;[.AC9];[.AC13];[.AC17];[.AC21];[.AC25])/6" office:value-type="float" office:value="3.38888888888889">
            <text:p>3,388888888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number-columns-repeated="953"/>
        </table:table-row>
        <table:table-row table:style-name="ro3">
          <table:table-cell table:number-columns-repeated="28"/>
          <table:table-cell office:value-type="string">
            <text:p>Effort</text:p>
          </table:table-cell>
          <table:table-cell table:style-name="ce11" table:formula="of:=SUM([.AA3];[.AA5];[.AA7];[.AA9];[.AA11];[.AA13];[.AA15];[.AA17];[.AA19];[.AA21];[.AA23];[.AA25];[.AR2];[.AR4];[.AR6];[.AR8];[.AR10];[.AR12];[.AR14];[.AR16];[.AR18];[.AR20];[.AR22];[.AR24])/24" office:value-type="float" office:value="3.79166666666667">
            <text:p>3,8</text:p>
          </table:table-cell>
          <table:table-cell table:number-columns-repeated="31"/>
          <table:table-cell table:style-name="Default" table:number-columns-repeated="2"/>
          <table:table-cell table:style-name="ce11"/>
          <table:table-cell table:style-name="ce20"/>
          <table:table-cell/>
          <table:table-cell table:style-name="ce5" table:number-columns-repeated="3"/>
          <table:table-cell table:number-columns-repeated="953"/>
        </table:table-row>
        <table:table-row table:style-name="ro3">
          <table:table-cell table:number-columns-repeated="28"/>
          <table:table-cell office:value-type="string">
            <text:p>Fustration Level</text:p>
          </table:table-cell>
          <table:table-cell table:style-name="ce11" table:formula="of:=SUM([.AB3];;[.AB5];[.AB7];[.AB9];[.AB11];[.AB13];[.AB15];[.AB17];[.AB19];[.AB21];[.AB23];[.AB25];[.AS2];[.AS4];[.AS6];[.AS8];[.AS10];[.AS12];[.AS14];[.AS16];[.AS18];[.AS20];[.AS22];[.AS24])/24" office:value-type="float" office:value="4.25">
            <text:p>4,3</text:p>
          </table:table-cell>
          <table:table-cell table:number-columns-repeated="30"/>
          <table:table-cell office:value-type="string">
            <text:p>Second run</text:p>
          </table:table-cell>
          <table:table-cell table:style-name="Default" table:number-columns-repeated="2"/>
          <table:table-cell table:style-name="ce11"/>
          <table:table-cell table:number-columns-repeated="2"/>
          <table:table-cell table:style-name="ce5" table:number-columns-repeated="3"/>
          <table:table-cell table:number-columns-repeated="953"/>
        </table:table-row>
        <table:table-row table:style-name="ro3">
          <table:table-cell table:number-columns-repeated="60"/>
          <table:table-cell office:value-type="string">
            <text:p>Group 1</text:p>
          </table:table-cell>
          <table:table-cell table:formula="of:=SUM([.BM2];;[.BM6];[.BM10];[.BM14];[.BM18];[.BM22])/6" office:value-type="float" office:value="32.5">
            <text:p>32,5</text:p>
          </table:table-cell>
          <table:table-cell table:formula="of:=SUM([.BN2];;[.BN6];[.BN10];[.BN14];[.BN18];[.BN22])/6" office:value-type="float" office:value="120.5">
            <text:p>120,5</text:p>
          </table:table-cell>
          <table:table-cell table:formula="of:=SUM([.BC2];;[.BC6];[.BC10];[.BC14];[.BC18];[.BC22])/6" office:value-type="float" office:value="6.5">
            <text:p>6,5</text:p>
          </table:table-cell>
          <table:table-cell table:style-name="ce19" office:value-type="string">
            <text:p>3/3/0</text:p>
          </table:table-cell>
          <table:table-cell table:formula="of:=SUM([.AT2];;[.AT6];[.AT10];[.AT14];[.AT18];[.AT22])/6" office:value-type="float" office:value="4.86111111111111">
            <text:p>4,861111111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2/4</text:p>
          </table:table-cell>
          <table:table-cell table:number-columns-repeated="953"/>
        </table:table-row>
        <table:table-row table:style-name="ro3">
          <table:table-cell table:number-columns-repeated="2"/>
          <table:table-cell table:style-name="Default"/>
          <table:table-cell table:number-columns-repeated="57"/>
          <table:table-cell office:value-type="string">
            <text:p>Group 2</text:p>
          </table:table-cell>
          <table:table-cell table:formula="of:=SUM([.BM3];;[.BM7];[.BM11];[.BM15];[.BM19];[.BM23])/6" office:value-type="float" office:value="45.3333333333333">
            <text:p>45,3333333333</text:p>
          </table:table-cell>
          <table:table-cell table:formula="of:=SUM([.BN3];;[.BN7];[.BN11];[.BN15];[.BN19];[.BN23])/6" office:value-type="float" office:value="149">
            <text:p>149</text:p>
          </table:table-cell>
          <table:table-cell table:formula="of:=SUM([.BC3];;[.BC7];[.BC11];[.BC15];[.BC19];[.BC23])/6" office:value-type="float" office:value="5.91666666666667">
            <text:p>5,9</text:p>
          </table:table-cell>
          <table:table-cell table:style-name="ce19" office:value-type="string">
            <text:p>3/2/1</text:p>
          </table:table-cell>
          <table:table-cell table:formula="of:=SUM([.AT3];;[.AT7];[.AT11];[.AT15];[.AT19];[.AT23])/6" office:value-type="float" office:value="6.41666666666667">
            <text:p>6,416666666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0/6</text:p>
          </table:table-cell>
          <table:table-cell table:number-columns-repeated="953"/>
        </table:table-row>
        <table:table-row table:style-name="ro3">
          <table:table-cell table:number-columns-repeated="2"/>
          <table:table-cell table:style-name="Default"/>
          <table:table-cell table:number-columns-repeated="57"/>
          <table:table-cell office:value-type="string">
            <text:p>Group 3</text:p>
          </table:table-cell>
          <table:table-cell table:formula="of:=SUM([.BM4];;[.BM8];[.BM12];[.BM16];[.BM20];[.BM24])/6" office:value-type="float" office:value="32.5">
            <text:p>32,5</text:p>
          </table:table-cell>
          <table:table-cell table:formula="of:=SUM([.BN4];;[.BN8];[.BN12];[.BN16];[.BN20];[.BN24])/6" office:value-type="float" office:value="87.8333333333333">
            <text:p>87,8333333333</text:p>
          </table:table-cell>
          <table:table-cell table:formula="of:=SUM([.BC4];;[.BC8];[.BC12];[.BC16];[.BC20];[.BC24])/6" office:value-type="float" office:value="6.4375">
            <text:p>6,4</text:p>
          </table:table-cell>
          <table:table-cell table:style-name="ce19" office:value-type="string">
            <text:p>5/1/0</text:p>
          </table:table-cell>
          <table:table-cell table:formula="of:=SUM([.AT4];[.AT8];[.AT12];[.AT16];[.AT20];[.AT24])/6" office:value-type="float" office:value="4.38888888888889">
            <text:p>4,3888888889</text:p>
          </table:table-cell>
          <table:table-cell table:number-columns-repeated="2" table:style-name="ce5" office:value-type="float" office:value="0">
            <text:p>0</text:p>
          </table:table-cell>
          <table:table-cell table:style-name="ce19" office:value-type="string">
            <text:p>3/3</text:p>
          </table:table-cell>
          <table:table-cell table:number-columns-repeated="953"/>
        </table:table-row>
        <table:table-row table:style-name="ro3">
          <table:table-cell table:number-columns-repeated="2"/>
          <table:table-cell table:style-name="Default"/>
          <table:table-cell table:number-columns-repeated="57"/>
          <table:table-cell office:value-type="string">
            <text:p>Group 4</text:p>
          </table:table-cell>
          <table:table-cell table:formula="of:=SUM([.BM5];;[.BM9];[.BM13];[.BM17];[.BM21];[.BM25])/6" office:value-type="float" office:value="36.1666666666667">
            <text:p>36,1666666667</text:p>
          </table:table-cell>
          <table:table-cell table:formula="of:=SUM([.BN5];;[.BN9];[.BN13];[.BN17];[.BN21];[.BN25])/6" office:value-type="float" office:value="173.833333333333">
            <text:p>173,8333333333</text:p>
          </table:table-cell>
          <table:table-cell table:formula="of:=SUM([.BC5];;[.BC9];;[.BC17];[.BC21];[.BC25])/5" office:value-type="float" office:value="3.975">
            <text:p>4,0</text:p>
          </table:table-cell>
          <table:table-cell table:style-name="ce19" office:value-type="string">
            <text:p>1 /2/3</text:p>
          </table:table-cell>
          <table:table-cell table:formula="of:=SUM([.AT5];;[.AT9];[.AT17];[.AT21];[.AT25])/5" office:value-type="float" office:value="8.36666666666667">
            <text:p>8,36666666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9" office:value-type="string">
            <text:p>0/6</text:p>
          </table:table-cell>
          <table:table-cell table:number-columns-repeated="953"/>
        </table:table-row>
        <table:table-row table:style-name="ro2">
          <table:table-cell table:number-columns-repeated="2"/>
          <table:table-cell table:style-name="Default"/>
          <table:table-cell table:number-columns-repeated="58"/>
          <table:table-cell table:style-name="Default" table:number-columns-repeated="3"/>
          <table:table-cell table:number-columns-repeated="4"/>
          <table:table-cell table:style-name="ce20"/>
          <table:table-cell table:number-columns-repeated="953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8"/>
          <table:table-cell table:style-name="Default" table:number-columns-repeated="3"/>
          <table:table-cell table:number-columns-repeated="958"/>
        </table:table-row>
        <table:table-row table:style-name="ro3">
          <table:table-cell table:number-columns-repeated="2"/>
          <table:table-cell table:style-name="Default"/>
          <table:table-cell table:number-columns-repeated="59"/>
          <table:table-cell office:value-type="string">
            <text:p>Photo</text:p>
          </table:table-cell>
          <table:table-cell table:style-name="ce5" office:value-type="string">
            <text:p>Map</text:p>
          </table:table-cell>
          <table:table-cell/>
          <table:table-cell table:formula="of:=SUM([.BN47];[.BN42])/2" office:value-type="float" office:value="4.93055555555556">
            <text:p>4,9305555556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Default"/>
          <table:table-cell table:number-columns-repeated="58"/>
          <table:table-cell office:value-type="string">
            <text:p>Group 1</text:p>
          </table:table-cell>
          <table:table-cell table:style-name="ce17" office:value-type="float" office:value="5.8">
            <text:p>5,8</text:p>
          </table:table-cell>
          <table:table-cell office:value-type="float" office:value="6.5">
            <text:p>6,5</text:p>
          </table:table-cell>
          <table:table-cell table:number-columns-repeated="958"/>
        </table:table-row>
        <table:table-row table:style-name="ro3">
          <table:table-cell table:number-columns-repeated="2"/>
          <table:table-cell table:style-name="Default"/>
          <table:table-cell table:number-columns-repeated="58"/>
          <table:table-cell office:value-type="string">
            <text:p>Group 2</text:p>
          </table:table-cell>
          <table:table-cell table:style-name="ce17" office:value-type="float" office:value="5.9">
            <text:p>5,9</text:p>
          </table:table-cell>
          <table:table-cell office:value-type="float" office:value="5.5">
            <text:p>5,5</text:p>
          </table:table-cell>
          <table:table-cell table:number-columns-repeated="958"/>
        </table:table-row>
        <table:table-row table:style-name="ro3">
          <table:table-cell table:number-columns-repeated="2"/>
          <table:table-cell table:style-name="Default"/>
          <table:table-cell table:number-columns-repeated="58"/>
          <table:table-cell office:value-type="string">
            <text:p>Group 3</text:p>
          </table:table-cell>
          <table:table-cell table:style-name="ce17" office:value-type="float" office:value="6.3">
            <text:p>6,3</text:p>
          </table:table-cell>
          <table:table-cell office:value-type="float" office:value="6.4">
            <text:p>6,4</text:p>
          </table:table-cell>
          <table:table-cell table:number-columns-repeated="958"/>
        </table:table-row>
        <table:table-row table:style-name="ro3">
          <table:table-cell table:number-columns-repeated="2"/>
          <table:table-cell table:style-name="Default"/>
          <table:table-cell table:number-columns-repeated="58"/>
          <table:table-cell office:value-type="string">
            <text:p>Group 4</text:p>
          </table:table-cell>
          <table:table-cell table:style-name="ce17" office:value-type="float" office:value="4">
            <text:p>4,0</text:p>
          </table:table-cell>
          <table:table-cell office:value-type="float" office:value="6.4">
            <text:p>6,4</text:p>
          </table:table-cell>
          <table:table-cell table:number-columns-repeated="958"/>
        </table:table-row>
        <table:table-row table:style-name="ro3">
          <table:table-cell table:number-columns-repeated="2"/>
          <table:table-cell table:style-name="Default"/>
          <table:table-cell table:number-columns-repeated="29"/>
          <table:table-cell>
            <draw:frame table:end-cell-address="Tabelle1.AN78" table:end-x="0.483cm" table:end-y="0.157cm" draw:z-index="0" draw:style-name="gr1" draw:text-style-name="P1" svg:width="16.017cm" svg:height="8.995cm" svg:x="1.364cm" svg:y="0.195cm">
              <draw:object draw:notify-on-update-of-ranges="Tabelle1.AC32:Tabelle1.AC32 Tabelle1.AC33:Tabelle1.AC38 Tabelle1.AD32:Tabelle1.AD32 Tabelle1.AD33:Tabelle1.AD38 Tabelle1.AE32:Tabelle1.AE32 Tabelle1.AE33:Tabelle1.AE3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8"/>
          <table:table-cell table:style-name="Default" table:number-columns-repeated="3"/>
          <table:table-cell table:number-columns-repeated="958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15.07.2013</text:date>, <text:time>23:1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7T13:07:45.75</meta:creation-date>
    <dc:date>2013-07-15T23:15:46.72</dc:date>
    <meta:editing-duration>PT14H1M28S</meta:editing-duration>
    <meta:editing-cycles>8</meta:editing-cycles>
    <meta:generator>OpenOffice.org/3.4.1$Win32 OpenOffice.org_project/341m1$Build-9593</meta:generator>
    <meta:document-statistic meta:table-count="3" meta:cell-count="18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bar" chart:style-name="ch1">
        <chart:title svg:x="5.703cm" svg:y="0.315cm" chart:style-name="ch2">
          <text:p>NASA Task Load Index</text:p>
        </chart:title>
        <chart:legend chart:legend-position="end" svg:x="14.363cm" svg:y="3.924cm" style:legend-expansion="high" chart:style-name="ch3"/>
        <chart:plot-area chart:style-name="ch4" table:cell-range-address="Tabelle1.AC32:Tabelle1.AE38" chart:data-source-has-labels="both" svg:x="0.77cm" svg:y="1.631cm" svg:width="12.953cm" svg:height="6.766cm">
          <chartooo:coordinate-region svg:x="3.799cm" svg:y="1.631cm" svg:width="9.83cm" svg:height="6.094cm"/>
          <chart:axis chart:dimension="x" chart:name="primary-x" chart:style-name="ch5" chartooo:axis-type="auto">
            <chartooo:date-scale/>
            <chart:categories table:cell-range-address="Tabelle1.AC33:Tabelle1.AC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AD33:Tabelle1.AD38" chart:label-cell-address="Tabelle1.AD32:Tabelle1.AD32" chart:class="chart:bar">
            <chart:data-point chart:repeated="6"/>
          </chart:series>
          <chart:series chart:style-name="ch9" chart:values-cell-range-address="Tabelle1.AE33:Tabelle1.AE38" chart:label-cell-address="Tabelle1.AE32:Tabelle1.AE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to</text:p>
                <draw:g>
                  <svg:desc>Tabelle1.AD32:Tabelle1.AD32</svg:desc>
                </draw:g>
              </table:table-cell>
              <table:table-cell office:value-type="string">
                <text:p>Map</text:p>
                <draw:g>
                  <svg:desc>Tabelle1.AE32:Tabelle1.AE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tal Demand</text:p>
                <draw:g>
                  <svg:desc>Tabelle1.AC33:Tabelle1.AC38</svg:desc>
                </draw:g>
              </table:table-cell>
              <table:table-cell office:value-type="float" office:value="7.54166666666667">
                <text:p>7.54166666666667</text:p>
                <draw:g>
                  <svg:desc>Tabelle1.AD33:Tabelle1.AD38</svg:desc>
                </draw:g>
              </table:table-cell>
              <table:table-cell office:value-type="float" office:value="5.9">
                <text:p>5.9</text:p>
                <draw:g>
                  <svg:desc>Tabelle1.AE33:Tabelle1.AE38</svg:desc>
                </draw:g>
              </table:table-cell>
            </table:table-row>
            <table:table-row>
              <table:table-cell office:value-type="string">
                <text:p>Physical Demand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emporal Demand</text:p>
              </table:table-cell>
              <table:table-cell office:value-type="float" office:value="5.70833333333333">
                <text:p>5.7083333333333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6.65217391304348">
                <text:p>6.6521739130434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Effort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Fustration Level</text:p>
              </table:table-cell>
              <table:table-cell office:value-type="float" office:value="5.60869565217391">
                <text:p>5.60869565217391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